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ro1" style:family="table-row">
      <style:table-row-properties style:row-height="1.886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2.3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6.80000019073486pt" fo:language="en" fo:country="US" fo:font-style="italic" fo:font-weight="bold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6.80000019073486pt" fo:language="en" fo:country="US" fo:font-style="italic" fo:font-weight="bold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/>
    </style:style>
  </office:automatic-styles>
  <office:body>
    <office:spreadsheet>
      <table:table table:name="comn_fu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<text:span text:style-name="T1">Copyright (C) 2010 Andrejs Sisojevs &lt;andrejs.sisojevs@nextmail.ru&gt;</text:span></text:p>
            <text:p><text:span text:style-name="T1"/></text:p>
            <text:p><text:span text:style-name="T1">All rights reserved.</text:span></text:p>
            <text:p><text:span text:style-name="T1"/></text:p>
            <text:p><text:span text:style-name="T1">For license and copyright information, see the file COPYRIGHT</text:span></text:p>
            <text:p><text:span text:style-name="T1"/>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2" office:value-type="string">
            <text:p>Type or comment</text:p>
          </table:table-cell>
          <table:table-cell table:style-name="ce3"/>
          <table:table-cell table:style-name="ce4" office:value-type="string">
            <text:p>Cascade?</text:p>
          </table:table-cell>
          <table:table-cell table:style-name="ce2" office:value-type="string">
            <text:p>Drop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t_namespace_info</text:p>
          </table:table-cell>
          <table:table-cell/>
          <table:table-cell office:value-type="float" office:value="1">
            <text:p>1</text:p>
          </table:table-cell>
          <table:table-cell table:formula="of:=IF(OR(LEFT([.B5];3)=&quot;-- &quot;;[.B5]=&quot;&quot;);IF([.B5]=&quot;&quot;;&quot;&quot;;[.B5]);&quot;DROP TYPE IF EXISTS &quot; &amp; [.B5] &amp; IF([.D5]=1;&quot; CASCADE&quot;;&quot;&quot;) &amp; &quot;;&quot;)" office:value-type="string" office:string-value="DROP TYPE IF EXISTS t_namespace_info CASCADE;">
            <text:p>DROP TYPE IF EXISTS t_namespace_info CASCADE;</text:p>
          </table:table-cell>
          <table:table-cell table:number-columns-repeated="3"/>
        </table:table-row>
        <table:table-row table:style-name="ro2">
          <table:table-cell/>
          <table:table-cell/>
          <table:table-cell/>
          <table:table-cell table:formula="of:=IF(OR(LEFT([.B6];3)=&quot;-- &quot;;[.B6]=&quot;&quot;);IF([.B6]=&quot;&quot;;&quot;&quot;;[.B6]);&quot;DROP TYPE IF EXISTS &quot; &amp; [.B6] &amp; &quot;;&quot;)">
            <text:p/>
          </table:table-cell>
          <table:table-cell table:number-columns-repeated="4"/>
        </table:table-row>
        <table:table-row table:style-name="ro2">
          <table:table-cell/>
          <table:table-cell/>
          <table:table-cell/>
          <table:table-cell table:formula="of:=IF(OR(LEFT([.B7];3)=&quot;-- &quot;;[.B7]=&quot;&quot;);IF([.B7]=&quot;&quot;;&quot;&quot;;[.B7]);&quot;DROP TYPE IF EXISTS &quot; &amp; [.B7] &amp; &quot;;&quot;)">
            <text:p/>
          </table:table-cell>
          <table:table-cell table:style-name="ce3" table:number-columns-repeated="4"/>
        </table:table-row>
        <table:table-row table:style-name="ro2" table:number-rows-repeated="2">
          <table:table-cell table:number-columns-repeated="4"/>
          <table:table-cell table:style-name="ce3" table:number-columns-repeated="4"/>
        </table:table-row>
        <table:table-row table:style-name="ro2">
          <table:table-cell/>
          <table:table-cell table:style-name="ce2" office:value-type="string">
            <text:p>Role</text:p>
          </table:table-cell>
          <table:table-cell table:style-name="ce3"/>
          <table:table-cell table:style-name="ce2" office:value-type="string">
            <text:p>Function or comment</text:p>
          </table:table-cell>
          <table:table-cell table:style-name="ce3"/>
          <table:table-cell table:style-name="ce2" office:value-type="string">
            <text:p>Grant</text:p>
          </table:table-cell>
          <table:table-cell table:style-name="ce3"/>
          <table:table-cell table:style-name="ce2" office:value-type="string">
            <text:p>Drop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Service functions:</text:p>
          </table:table-cell>
          <table:table-cell/>
          <table:table-cell table:formula="of:=IF(OR(LEFT([.D12];3)=&quot;-- &quot;;[.D12]=&quot;&quot;);IF([.D12]=&quot;&quot;;&quot;&quot;;[.D12]);&quot;GRANT EXECUTE ON FUNCTION &quot; &amp; [.D12] &amp; &quot; &quot; &amp; IF([.B12]=&quot;admin&quot;;&quot; TO user_&lt;&lt;$app_name$&gt;&gt;_data_admin;&quot;;IF([.B12]=&quot;read&quot;;&quot;TO user_&lt;&lt;$app_name$&gt;&gt;_data_admin, user_&lt;&lt;$app_name$&gt;&gt;_data_reader;&quot;;IF([.B12]=&quot;public&quot;;&quot;TO PUBLIC;&quot;;&quot;error;&quot;))))" office:value-type="string" office:string-value="-- Service functions:">
            <text:p>-- Service functions:</text:p>
          </table:table-cell>
          <table:table-cell/>
          <table:table-cell table:formula="of:=IF(OR(LEFT([.D12];3)=&quot;-- &quot;;[.D12]=&quot;&quot;);IF([.D12]=&quot;&quot;;&quot;&quot;;[.D12]);&quot;DROP FUNCTION IF EXISTS &quot; &amp; [.D12] &amp; &quot;;&quot;)" office:value-type="string" office:string-value="-- Service functions:">
            <text:p>-- Service functions: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3];3)=&quot;-- &quot;;[.D13]=&quot;&quot;);IF([.D13]=&quot;&quot;;&quot;&quot;;[.D13]);&quot;GRANT EXECUTE ON FUNCTION &quot; &amp; [.D13] &amp; &quot; &quot; &amp; IF([.B13]=&quot;admin&quot;;&quot; TO user_&lt;&lt;$app_name$&gt;&gt;_data_admin;&quot;;IF([.B13]=&quot;read&quot;;&quot;TO user_&lt;&lt;$app_name$&gt;&gt;_data_admin, user_&lt;&lt;$app_name$&gt;&gt;_data_reader;&quot;;IF([.B13]=&quot;public&quot;;&quot;TO PUBLIC;&quot;;&quot;error;&quot;))))">
            <text:p/>
          </table:table-cell>
          <table:table-cell/>
          <table:table-cell table:formula="of:=IF(OR(LEFT([.D13];3)=&quot;-- &quot;;[.D13]=&quot;&quot;);IF([.D13]=&quot;&quot;;&quot;&quot;;[.D13]);&quot;DROP FUNCTION IF EXISTS &quot; &amp; [.D13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enter_schema_namespace(par_shema_name varchar)</text:p>
          </table:table-cell>
          <table:table-cell/>
          <table:table-cell table:formula="of:=IF(OR(LEFT([.D14];3)=&quot;-- &quot;;[.D14]=&quot;&quot;);IF([.D14]=&quot;&quot;;&quot;&quot;;[.D14]);&quot;GRANT EXECUTE ON FUNCTION &quot; &amp; [.D14] &amp; &quot; &quot; &amp; IF([.B14]=&quot;admin&quot;;&quot; TO user_db&lt;&lt;$db_name$&gt;&gt;_app&lt;&lt;$app_name$&gt;&gt;_data_admin;&quot;;IF([.B14]=&quot;read&quot;;&quot;TO user_db&lt;&lt;$db_name$&gt;&gt;_app&lt;&lt;$app_name$&gt;&gt;_data_admin, user_db&lt;&lt;$db_name$&gt;&gt;_app&lt;&lt;$app_name$&gt;&gt;_data_reader;&quot;;IF([.B14]=&quot;public&quot;;&quot;TO PUBLIC;&quot;;&quot;error;&quot;))))" office:value-type="string" office:string-value="GRANT EXECUTE ON FUNCTION enter_schema_namespace(par_shema_name varchar) TO PUBLIC;">
            <text:p>GRANT EXECUTE ON FUNCTION enter_schema_namespace(par_shema_name varchar) TO PUBLIC;</text:p>
          </table:table-cell>
          <table:table-cell/>
          <table:table-cell table:formula="of:=IF(OR(LEFT([.D14];3)=&quot;-- &quot;;[.D14]=&quot;&quot;);IF([.D14]=&quot;&quot;;&quot;&quot;;[.D14]);&quot;DROP FUNCTION IF EXISTS &quot; &amp; [.D14] &amp; &quot;;&quot;)" office:value-type="string" office:string-value="DROP FUNCTION IF EXISTS enter_schema_namespace(par_shema_name varchar);">
            <text:p>DROP FUNCTION IF EXISTS enter_schema_namespace(par_shema_name varchar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leave_schema_namespace(par_prev_state t_namespace_info)</text:p>
          </table:table-cell>
          <table:table-cell/>
          <table:table-cell table:formula="of:=IF(OR(LEFT([.D15];3)=&quot;-- &quot;;[.D15]=&quot;&quot;);IF([.D15]=&quot;&quot;;&quot;&quot;;[.D15]);&quot;GRANT EXECUTE ON FUNCTION &quot; &amp; [.D15] &amp; &quot; &quot; &amp; IF([.B15]=&quot;admin&quot;;&quot; TO user_db&lt;&lt;$db_name$&gt;&gt;_app&lt;&lt;$app_name$&gt;&gt;_data_admin;&quot;;IF([.B15]=&quot;read&quot;;&quot;TO user_db&lt;&lt;$db_name$&gt;&gt;_app&lt;&lt;$app_name$&gt;&gt;_data_admin, user_db&lt;&lt;$db_name$&gt;&gt;_app&lt;&lt;$app_name$&gt;&gt;_data_reader;&quot;;IF([.B15]=&quot;public&quot;;&quot;TO PUBLIC;&quot;;&quot;error;&quot;))))" office:value-type="string" office:string-value="GRANT EXECUTE ON FUNCTION leave_schema_namespace(par_prev_state t_namespace_info) TO PUBLIC;">
            <text:p>GRANT EXECUTE ON FUNCTION leave_schema_namespace(par_prev_state t_namespace_info) TO PUBLIC;</text:p>
          </table:table-cell>
          <table:table-cell/>
          <table:table-cell table:formula="of:=IF(OR(LEFT([.D15];3)=&quot;-- &quot;;[.D15]=&quot;&quot;);IF([.D15]=&quot;&quot;;&quot;&quot;;[.D15]);&quot;DROP FUNCTION IF EXISTS &quot; &amp; [.D15] &amp; &quot;;&quot;)" office:value-type="string" office:string-value="DROP FUNCTION IF EXISTS leave_schema_namespace(par_prev_state t_namespace_info);">
            <text:p>DROP FUNCTION IF EXISTS leave_schema_namespace(par_prev_state t_namespace_info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__watch(par_tag varchar, par_str anyelement)</text:p>
          </table:table-cell>
          <table:table-cell/>
          <table:table-cell table:formula="of:=IF(OR(LEFT([.D16];3)=&quot;-- &quot;;[.D16]=&quot;&quot;);IF([.D16]=&quot;&quot;;&quot;&quot;;[.D16]);&quot;GRANT EXECUTE ON FUNCTION &quot; &amp; [.D16] &amp; &quot; &quot; &amp; IF([.B16]=&quot;admin&quot;;&quot; TO user_db&lt;&lt;$db_name$&gt;&gt;_app&lt;&lt;$app_name$&gt;&gt;_data_admin;&quot;;IF([.B16]=&quot;read&quot;;&quot;TO user_db&lt;&lt;$db_name$&gt;&gt;_app&lt;&lt;$app_name$&gt;&gt;_data_admin, user_db&lt;&lt;$db_name$&gt;&gt;_app&lt;&lt;$app_name$&gt;&gt;_data_reader;&quot;;IF([.B16]=&quot;public&quot;;&quot;TO PUBLIC;&quot;;&quot;error;&quot;))))" office:value-type="string" office:string-value="GRANT EXECUTE ON FUNCTION __watch(par_tag varchar, par_str anyelement) TO PUBLIC;">
            <text:p>GRANT EXECUTE ON FUNCTION __watch(par_tag varchar, par_str anyelement) TO PUBLIC;</text:p>
          </table:table-cell>
          <table:table-cell/>
          <table:table-cell table:formula="of:=IF(OR(LEFT([.D16];3)=&quot;-- &quot;;[.D16]=&quot;&quot;);IF([.D16]=&quot;&quot;;&quot;&quot;;[.D16]);&quot;DROP FUNCTION IF EXISTS &quot; &amp; [.D16] &amp; &quot;;&quot;)" office:value-type="string" office:string-value="DROP FUNCTION IF EXISTS __watch(par_tag varchar, par_str anyelement);">
            <text:p>DROP FUNCTION IF EXISTS __watch(par_tag varchar, par_str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__halt(par_tag varchar, par_str anyelement)</text:p>
          </table:table-cell>
          <table:table-cell/>
          <table:table-cell table:formula="of:=IF(OR(LEFT([.D17];3)=&quot;-- &quot;;[.D17]=&quot;&quot;);IF([.D17]=&quot;&quot;;&quot;&quot;;[.D17]);&quot;GRANT EXECUTE ON FUNCTION &quot; &amp; [.D17] &amp; &quot; &quot; &amp; IF([.B17]=&quot;admin&quot;;&quot; TO user_db&lt;&lt;$db_name$&gt;&gt;_app&lt;&lt;$app_name$&gt;&gt;_data_admin;&quot;;IF([.B17]=&quot;read&quot;;&quot;TO user_db&lt;&lt;$db_name$&gt;&gt;_app&lt;&lt;$app_name$&gt;&gt;_data_admin, user_db&lt;&lt;$db_name$&gt;&gt;_app&lt;&lt;$app_name$&gt;&gt;_data_reader;&quot;;IF([.B17]=&quot;public&quot;;&quot;TO PUBLIC;&quot;;&quot;error;&quot;))))" office:value-type="string" office:string-value="GRANT EXECUTE ON FUNCTION __halt(par_tag varchar, par_str anyelement) TO PUBLIC;">
            <text:p>GRANT EXECUTE ON FUNCTION __halt(par_tag varchar, par_str anyelement) TO PUBLIC;</text:p>
          </table:table-cell>
          <table:table-cell/>
          <table:table-cell table:formula="of:=IF(OR(LEFT([.D17];3)=&quot;-- &quot;;[.D17]=&quot;&quot;);IF([.D17]=&quot;&quot;;&quot;&quot;;[.D17]);&quot;DROP FUNCTION IF EXISTS &quot; &amp; [.D17] &amp; &quot;;&quot;)" office:value-type="string" office:string-value="DROP FUNCTION IF EXISTS __halt(par_tag varchar, par_str anyelement);">
            <text:p>DROP FUNCTION IF EXISTS __halt(par_tag varchar, par_str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null</text:p>
          </table:table-cell>
          <table:table-cell/>
          <table:table-cell table:formula="of:=IF(OR(LEFT([.D18];3)=&quot;-- &quot;;[.D18]=&quot;&quot;);IF([.D18]=&quot;&quot;;&quot;&quot;;[.D18]);&quot;GRANT EXECUTE ON FUNCTION &quot; &amp; [.D18] &amp; &quot; &quot; &amp; IF([.B18]=&quot;admin&quot;;&quot; TO user_db&lt;&lt;$db_name$&gt;&gt;_app&lt;&lt;$app_name$&gt;&gt;_data_admin;&quot;;IF([.B18]=&quot;read&quot;;&quot;TO user_db&lt;&lt;$db_name$&gt;&gt;_app&lt;&lt;$app_name$&gt;&gt;_data_admin, user_db&lt;&lt;$db_name$&gt;&gt;_app&lt;&lt;$app_name$&gt;&gt;_data_reader;&quot;;IF([.B18]=&quot;public&quot;;&quot;TO PUBLIC;&quot;;&quot;error;&quot;))))" office:value-type="string" office:string-value="GRANT EXECUTE ON FUNCTION null TO PUBLIC;">
            <text:p>GRANT EXECUTE ON FUNCTION null TO PUBLIC;</text:p>
          </table:table-cell>
          <table:table-cell/>
          <table:table-cell table:formula="of:=IF(OR(LEFT([.D18];3)=&quot;-- &quot;;[.D18]=&quot;&quot;);IF([.D18]=&quot;&quot;;&quot;&quot;;[.D18]);&quot;DROP FUNCTION IF EXISTS &quot; &amp; [.D18] &amp; &quot;;&quot;)" office:value-type="string" office:string-value="DROP FUNCTION IF EXISTS null;">
            <text:p>DROP FUNCTION IF EXISTS null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19];3)=&quot;-- &quot;;[.D19]=&quot;&quot;);IF([.D19]=&quot;&quot;;&quot;&quot;;[.D19]);&quot;GRANT EXECUTE ON FUNCTION &quot; &amp; [.D19] &amp; &quot; &quot; &amp; IF([.B19]=&quot;admin&quot;;&quot; TO user_db&lt;&lt;$db_name$&gt;&gt;_app&lt;&lt;$app_name$&gt;&gt;_data_admin;&quot;;IF([.B19]=&quot;read&quot;;&quot;TO user_db&lt;&lt;$db_name$&gt;&gt;_app&lt;&lt;$app_name$&gt;&gt;_data_admin, user_db&lt;&lt;$db_name$&gt;&gt;_app&lt;&lt;$app_name$&gt;&gt;_data_reader;&quot;;IF([.B19]=&quot;public&quot;;&quot;TO PUBLIC;&quot;;&quot;error;&quot;))))">
            <text:p/>
          </table:table-cell>
          <table:table-cell/>
          <table:table-cell table:formula="of:=IF(OR(LEFT([.D19];3)=&quot;-- &quot;;[.D19]=&quot;&quot;);IF([.D19]=&quot;&quot;;&quot;&quot;;[.D19]);&quot;DROP FUNCTION IF EXISTS &quot; &amp; [.D19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20];3)=&quot;-- &quot;;[.D20]=&quot;&quot;);IF([.D20]=&quot;&quot;;&quot;&quot;;[.D20]);&quot;GRANT EXECUTE ON FUNCTION &quot; &amp; [.D20] &amp; &quot; &quot; &amp; IF([.B20]=&quot;admin&quot;;&quot; TO user_db&lt;&lt;$db_name$&gt;&gt;_app&lt;&lt;$app_name$&gt;&gt;_data_admin;&quot;;IF([.B20]=&quot;read&quot;;&quot;TO user_db&lt;&lt;$db_name$&gt;&gt;_app&lt;&lt;$app_name$&gt;&gt;_data_admin, user_db&lt;&lt;$db_name$&gt;&gt;_app&lt;&lt;$app_name$&gt;&gt;_data_reader;&quot;;IF([.B20]=&quot;public&quot;;&quot;TO PUBLIC;&quot;;&quot;error;&quot;))))">
            <text:p/>
          </table:table-cell>
          <table:table-cell/>
          <table:table-cell table:formula="of:=IF(OR(LEFT([.D20];3)=&quot;-- &quot;;[.D20]=&quot;&quot;);IF([.D20]=&quot;&quot;;&quot;&quot;;[.D20]);&quot;DROP FUNCTION IF EXISTS &quot; &amp; [.D20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Functions written by Marcos Ortíz Valmaseda, Pavel Stehule:</text:p>
          </table:table-cell>
          <table:table-cell/>
          <table:table-cell table:formula="of:=IF(OR(LEFT([.D21];3)=&quot;-- &quot;;[.D21]=&quot;&quot;);IF([.D21]=&quot;&quot;;&quot;&quot;;[.D21]);&quot;GRANT EXECUTE ON FUNCTION &quot; &amp; [.D21] &amp; &quot; &quot; &amp; IF([.B21]=&quot;admin&quot;;&quot; TO user_db&lt;&lt;$db_name$&gt;&gt;_app&lt;&lt;$app_name$&gt;&gt;_data_admin;&quot;;IF([.B21]=&quot;read&quot;;&quot;TO user_db&lt;&lt;$db_name$&gt;&gt;_app&lt;&lt;$app_name$&gt;&gt;_data_admin, user_db&lt;&lt;$db_name$&gt;&gt;_app&lt;&lt;$app_name$&gt;&gt;_data_reader;&quot;;IF([.B21]=&quot;public&quot;;&quot;TO PUBLIC;&quot;;&quot;error;&quot;))))" office:value-type="string" office:string-value="-- Functions written by Marcos Ortíz Valmaseda, Pavel Stehule:">
            <text:p>-- Functions written by Marcos Ortíz Valmaseda, Pavel Stehule:</text:p>
          </table:table-cell>
          <table:table-cell/>
          <table:table-cell table:formula="of:=IF(OR(LEFT([.D21];3)=&quot;-- &quot;;[.D21]=&quot;&quot;);IF([.D21]=&quot;&quot;;&quot;&quot;;[.D21]);&quot;DROP FUNCTION IF EXISTS &quot; &amp; [.D21] &amp; &quot;;&quot;)" office:value-type="string" office:string-value="-- Functions written by Marcos Ortíz Valmaseda, Pavel Stehule:">
            <text:p>-- Functions written by Marcos Ortíz Valmaseda, Pavel Stehule: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"I wrote some perhaps useful functions for PostgreSQL. This project collect it and allows easy using of these functions."</text:p>
          </table:table-cell>
          <table:table-cell/>
          <table:table-cell table:formula="of:=IF(OR(LEFT([.D22];3)=&quot;-- &quot;;[.D22]=&quot;&quot;);IF([.D22]=&quot;&quot;;&quot;&quot;;[.D22]);&quot;GRANT EXECUTE ON FUNCTION &quot; &amp; [.D22] &amp; &quot; &quot; &amp; IF([.B22]=&quot;admin&quot;;&quot; TO user_db&lt;&lt;$db_name$&gt;&gt;_app&lt;&lt;$app_name$&gt;&gt;_data_admin;&quot;;IF([.B22]=&quot;read&quot;;&quot;TO user_db&lt;&lt;$db_name$&gt;&gt;_app&lt;&lt;$app_name$&gt;&gt;_data_admin, user_db&lt;&lt;$db_name$&gt;&gt;_app&lt;&lt;$app_name$&gt;&gt;_data_reader;&quot;;IF([.B22]=&quot;public&quot;;&quot;TO PUBLIC;&quot;;&quot;error;&quot;))))" office:value-type="string" office:string-value="-- &quot;I wrote some perhaps useful functions for PostgreSQL. This project collect it and allows easy using of these functions.&quot;">
            <text:p>-- "I wrote some perhaps useful functions for PostgreSQL. This project collect it and allows easy using of these functions."</text:p>
          </table:table-cell>
          <table:table-cell/>
          <table:table-cell table:formula="of:=IF(OR(LEFT([.D22];3)=&quot;-- &quot;;[.D22]=&quot;&quot;);IF([.D22]=&quot;&quot;;&quot;&quot;;[.D22]);&quot;DROP FUNCTION IF EXISTS &quot; &amp; [.D22] &amp; &quot;;&quot;)" office:value-type="string" office:string-value="-- &quot;I wrote some perhaps useful functions for PostgreSQL. This project collect it and allows easy using of these functions.&quot;">
            <text:p>-- "I wrote some perhaps useful functions for PostgreSQL. This project collect it and allows easy using of these functions."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(licensed under BSD License)</text:p>
          </table:table-cell>
          <table:table-cell/>
          <table:table-cell table:formula="of:=IF(OR(LEFT([.D23];3)=&quot;-- &quot;;[.D23]=&quot;&quot;);IF([.D23]=&quot;&quot;;&quot;&quot;;[.D23]);&quot;GRANT EXECUTE ON FUNCTION &quot; &amp; [.D23] &amp; &quot; &quot; &amp; IF([.B23]=&quot;admin&quot;;&quot; TO user_db&lt;&lt;$db_name$&gt;&gt;_app&lt;&lt;$app_name$&gt;&gt;_data_admin;&quot;;IF([.B23]=&quot;read&quot;;&quot;TO user_db&lt;&lt;$db_name$&gt;&gt;_app&lt;&lt;$app_name$&gt;&gt;_data_admin, user_db&lt;&lt;$db_name$&gt;&gt;_app&lt;&lt;$app_name$&gt;&gt;_data_reader;&quot;;IF([.B23]=&quot;public&quot;;&quot;TO PUBLIC;&quot;;&quot;error;&quot;))))" office:value-type="string" office:string-value="-- (licensed under BSD License)">
            <text:p>-- (licensed under BSD License)</text:p>
          </table:table-cell>
          <table:table-cell/>
          <table:table-cell table:formula="of:=IF(OR(LEFT([.D23];3)=&quot;-- &quot;;[.D23]=&quot;&quot;);IF([.D23]=&quot;&quot;;&quot;&quot;;[.D23]);&quot;DROP FUNCTION IF EXISTS &quot; &amp; [.D23] &amp; &quot;;&quot;)" office:value-type="string" office:string-value="-- (licensed under BSD License)">
            <text:p>-- (licensed under BSD License)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24];3)=&quot;-- &quot;;[.D24]=&quot;&quot;);IF([.D24]=&quot;&quot;;&quot;&quot;;[.D24]);&quot;GRANT EXECUTE ON FUNCTION &quot; &amp; [.D24] &amp; &quot; &quot; &amp; IF([.B24]=&quot;admin&quot;;&quot; TO user_db&lt;&lt;$db_name$&gt;&gt;_app&lt;&lt;$app_name$&gt;&gt;_data_admin;&quot;;IF([.B24]=&quot;read&quot;;&quot;TO user_db&lt;&lt;$db_name$&gt;&gt;_app&lt;&lt;$app_name$&gt;&gt;_data_admin, user_db&lt;&lt;$db_name$&gt;&gt;_app&lt;&lt;$app_name$&gt;&gt;_data_reader;&quot;;IF([.B24]=&quot;public&quot;;&quot;TO PUBLIC;&quot;;&quot;error;&quot;))))">
            <text:p/>
          </table:table-cell>
          <table:table-cell/>
          <table:table-cell table:formula="of:=IF(OR(LEFT([.D24];3)=&quot;-- &quot;;[.D24]=&quot;&quot;);IF([.D24]=&quot;&quot;;&quot;&quot;;[.D24]);&quot;DROP FUNCTION IF EXISTS &quot; &amp; [.D24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5" office:value-type="string">
            <text:p>sprintf(fmt text, VARIADIC args "any")</text:p>
          </table:table-cell>
          <table:table-cell/>
          <table:table-cell table:formula="of:=IF(OR(LEFT([.D25];3)=&quot;-- &quot;;[.D25]=&quot;&quot;);IF([.D25]=&quot;&quot;;&quot;&quot;;[.D25]);&quot;GRANT EXECUTE ON FUNCTION &quot; &amp; [.D25] &amp; &quot; &quot; &amp; IF([.B25]=&quot;admin&quot;;&quot; TO user_db&lt;&lt;$db_name$&gt;&gt;_app&lt;&lt;$app_name$&gt;&gt;_data_admin;&quot;;IF([.B25]=&quot;read&quot;;&quot;TO user_db&lt;&lt;$db_name$&gt;&gt;_app&lt;&lt;$app_name$&gt;&gt;_data_admin, user_db&lt;&lt;$db_name$&gt;&gt;_app&lt;&lt;$app_name$&gt;&gt;_data_reader;&quot;;IF([.B25]=&quot;public&quot;;&quot;TO PUBLIC;&quot;;&quot;error;&quot;))))" office:value-type="string" office:string-value="GRANT EXECUTE ON FUNCTION sprintf(fmt text, VARIADIC args &quot;any&quot;) TO PUBLIC;">
            <text:p>GRANT EXECUTE ON FUNCTION sprintf(fmt text, VARIADIC args "any") TO PUBLIC;</text:p>
          </table:table-cell>
          <table:table-cell/>
          <table:table-cell table:formula="of:=IF(OR(LEFT([.D25];3)=&quot;-- &quot;;[.D25]=&quot;&quot;);IF([.D25]=&quot;&quot;;&quot;&quot;;[.D25]);&quot;DROP FUNCTION IF EXISTS &quot; &amp; [.D25] &amp; &quot;;&quot;)" office:value-type="string" office:string-value="DROP FUNCTION IF EXISTS sprintf(fmt text, VARIADIC args &quot;any&quot;);">
            <text:p>DROP FUNCTION IF EXISTS sprintf(fmt text, VARIADIC args "any"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sprintf(fmt text)</text:p>
          </table:table-cell>
          <table:table-cell/>
          <table:table-cell table:formula="of:=IF(OR(LEFT([.D26];3)=&quot;-- &quot;;[.D26]=&quot;&quot;);IF([.D26]=&quot;&quot;;&quot;&quot;;[.D26]);&quot;GRANT EXECUTE ON FUNCTION &quot; &amp; [.D26] &amp; &quot; &quot; &amp; IF([.B26]=&quot;admin&quot;;&quot; TO user_db&lt;&lt;$db_name$&gt;&gt;_app&lt;&lt;$app_name$&gt;&gt;_data_admin;&quot;;IF([.B26]=&quot;read&quot;;&quot;TO user_db&lt;&lt;$db_name$&gt;&gt;_app&lt;&lt;$app_name$&gt;&gt;_data_admin, user_db&lt;&lt;$db_name$&gt;&gt;_app&lt;&lt;$app_name$&gt;&gt;_data_reader;&quot;;IF([.B26]=&quot;public&quot;;&quot;TO PUBLIC;&quot;;&quot;error;&quot;))))" office:value-type="string" office:string-value="GRANT EXECUTE ON FUNCTION sprintf(fmt text) TO PUBLIC;">
            <text:p>GRANT EXECUTE ON FUNCTION sprintf(fmt text) TO PUBLIC;</text:p>
          </table:table-cell>
          <table:table-cell/>
          <table:table-cell table:formula="of:=IF(OR(LEFT([.D26];3)=&quot;-- &quot;;[.D26]=&quot;&quot;);IF([.D26]=&quot;&quot;;&quot;&quot;;[.D26]);&quot;DROP FUNCTION IF EXISTS &quot; &amp; [.D26] &amp; &quot;;&quot;)" office:value-type="string" office:string-value="DROP FUNCTION IF EXISTS sprintf(fmt text);">
            <text:p>DROP FUNCTION IF EXISTS sprintf(fmt tex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ormat(fmt text, VARIADIC args "any")</text:p>
          </table:table-cell>
          <table:table-cell/>
          <table:table-cell table:formula="of:=IF(OR(LEFT([.D27];3)=&quot;-- &quot;;[.D27]=&quot;&quot;);IF([.D27]=&quot;&quot;;&quot;&quot;;[.D27]);&quot;GRANT EXECUTE ON FUNCTION &quot; &amp; [.D27] &amp; &quot; &quot; &amp; IF([.B27]=&quot;admin&quot;;&quot; TO user_db&lt;&lt;$db_name$&gt;&gt;_app&lt;&lt;$app_name$&gt;&gt;_data_admin;&quot;;IF([.B27]=&quot;read&quot;;&quot;TO user_db&lt;&lt;$db_name$&gt;&gt;_app&lt;&lt;$app_name$&gt;&gt;_data_admin, user_db&lt;&lt;$db_name$&gt;&gt;_app&lt;&lt;$app_name$&gt;&gt;_data_reader;&quot;;IF([.B27]=&quot;public&quot;;&quot;TO PUBLIC;&quot;;&quot;error;&quot;))))" office:value-type="string" office:string-value="GRANT EXECUTE ON FUNCTION format(fmt text, VARIADIC args &quot;any&quot;) TO PUBLIC;">
            <text:p>GRANT EXECUTE ON FUNCTION format(fmt text, VARIADIC args "any") TO PUBLIC;</text:p>
          </table:table-cell>
          <table:table-cell/>
          <table:table-cell table:formula="of:=IF(OR(LEFT([.D27];3)=&quot;-- &quot;;[.D27]=&quot;&quot;);IF([.D27]=&quot;&quot;;&quot;&quot;;[.D27]);&quot;DROP FUNCTION IF EXISTS &quot; &amp; [.D27] &amp; &quot;;&quot;)" office:value-type="string" office:string-value="DROP FUNCTION IF EXISTS format(fmt text, VARIADIC args &quot;any&quot;);">
            <text:p>DROP FUNCTION IF EXISTS format(fmt text, VARIADIC args "any"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ormat(fmt text)</text:p>
          </table:table-cell>
          <table:table-cell/>
          <table:table-cell table:formula="of:=IF(OR(LEFT([.D28];3)=&quot;-- &quot;;[.D28]=&quot;&quot;);IF([.D28]=&quot;&quot;;&quot;&quot;;[.D28]);&quot;GRANT EXECUTE ON FUNCTION &quot; &amp; [.D28] &amp; &quot; &quot; &amp; IF([.B28]=&quot;admin&quot;;&quot; TO user_db&lt;&lt;$db_name$&gt;&gt;_app&lt;&lt;$app_name$&gt;&gt;_data_admin;&quot;;IF([.B28]=&quot;read&quot;;&quot;TO user_db&lt;&lt;$db_name$&gt;&gt;_app&lt;&lt;$app_name$&gt;&gt;_data_admin, user_db&lt;&lt;$db_name$&gt;&gt;_app&lt;&lt;$app_name$&gt;&gt;_data_reader;&quot;;IF([.B28]=&quot;public&quot;;&quot;TO PUBLIC;&quot;;&quot;error;&quot;))))" office:value-type="string" office:string-value="GRANT EXECUTE ON FUNCTION format(fmt text) TO PUBLIC;">
            <text:p>GRANT EXECUTE ON FUNCTION format(fmt text) TO PUBLIC;</text:p>
          </table:table-cell>
          <table:table-cell/>
          <table:table-cell table:formula="of:=IF(OR(LEFT([.D28];3)=&quot;-- &quot;;[.D28]=&quot;&quot;);IF([.D28]=&quot;&quot;;&quot;&quot;;[.D28]);&quot;DROP FUNCTION IF EXISTS &quot; &amp; [.D28] &amp; &quot;;&quot;)" office:value-type="string" office:string-value="DROP FUNCTION IF EXISTS format(fmt text);">
            <text:p>DROP FUNCTION IF EXISTS format(fmt tex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concat(VARIADIC args "any")</text:p>
          </table:table-cell>
          <table:table-cell/>
          <table:table-cell table:formula="of:=IF(OR(LEFT([.D29];3)=&quot;-- &quot;;[.D29]=&quot;&quot;);IF([.D29]=&quot;&quot;;&quot;&quot;;[.D29]);&quot;GRANT EXECUTE ON FUNCTION &quot; &amp; [.D29] &amp; &quot; &quot; &amp; IF([.B29]=&quot;admin&quot;;&quot; TO user_db&lt;&lt;$db_name$&gt;&gt;_app&lt;&lt;$app_name$&gt;&gt;_data_admin;&quot;;IF([.B29]=&quot;read&quot;;&quot;TO user_db&lt;&lt;$db_name$&gt;&gt;_app&lt;&lt;$app_name$&gt;&gt;_data_admin, user_db&lt;&lt;$db_name$&gt;&gt;_app&lt;&lt;$app_name$&gt;&gt;_data_reader;&quot;;IF([.B29]=&quot;public&quot;;&quot;TO PUBLIC;&quot;;&quot;error;&quot;))))" office:value-type="string" office:string-value="GRANT EXECUTE ON FUNCTION concat(VARIADIC args &quot;any&quot;) TO PUBLIC;">
            <text:p>GRANT EXECUTE ON FUNCTION concat(VARIADIC args "any") TO PUBLIC;</text:p>
          </table:table-cell>
          <table:table-cell/>
          <table:table-cell table:formula="of:=IF(OR(LEFT([.D29];3)=&quot;-- &quot;;[.D29]=&quot;&quot;);IF([.D29]=&quot;&quot;;&quot;&quot;;[.D29]);&quot;DROP FUNCTION IF EXISTS &quot; &amp; [.D29] &amp; &quot;;&quot;)" office:value-type="string" office:string-value="DROP FUNCTION IF EXISTS concat(VARIADIC args &quot;any&quot;);">
            <text:p>DROP FUNCTION IF EXISTS concat(VARIADIC args "any"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5" office:value-type="string">
            <text:p>concat_ws(separator text, VARIADIC args "any")</text:p>
          </table:table-cell>
          <table:table-cell/>
          <table:table-cell table:formula="of:=IF(OR(LEFT([.D30];3)=&quot;-- &quot;;[.D30]=&quot;&quot;);IF([.D30]=&quot;&quot;;&quot;&quot;;[.D30]);&quot;GRANT EXECUTE ON FUNCTION &quot; &amp; [.D30] &amp; &quot; &quot; &amp; IF([.B30]=&quot;admin&quot;;&quot; TO user_db&lt;&lt;$db_name$&gt;&gt;_app&lt;&lt;$app_name$&gt;&gt;_data_admin;&quot;;IF([.B30]=&quot;read&quot;;&quot;TO user_db&lt;&lt;$db_name$&gt;&gt;_app&lt;&lt;$app_name$&gt;&gt;_data_admin, user_db&lt;&lt;$db_name$&gt;&gt;_app&lt;&lt;$app_name$&gt;&gt;_data_reader;&quot;;IF([.B30]=&quot;public&quot;;&quot;TO PUBLIC;&quot;;&quot;error;&quot;))))" office:value-type="string" office:string-value="GRANT EXECUTE ON FUNCTION concat_ws(separator text, VARIADIC args &quot;any&quot;) TO PUBLIC;">
            <text:p>GRANT EXECUTE ON FUNCTION concat_ws(separator text, VARIADIC args "any") TO PUBLIC;</text:p>
          </table:table-cell>
          <table:table-cell/>
          <table:table-cell table:formula="of:=IF(OR(LEFT([.D30];3)=&quot;-- &quot;;[.D30]=&quot;&quot;);IF([.D30]=&quot;&quot;;&quot;&quot;;[.D30]);&quot;DROP FUNCTION IF EXISTS &quot; &amp; [.D30] &amp; &quot;;&quot;)" office:value-type="string" office:string-value="DROP FUNCTION IF EXISTS concat_ws(separator text, VARIADIC args &quot;any&quot;);">
            <text:p>DROP FUNCTION IF EXISTS concat_ws(separator text, VARIADIC args "any"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concat_js(VARIADIC args "any")</text:p>
          </table:table-cell>
          <table:table-cell/>
          <table:table-cell table:formula="of:=IF(OR(LEFT([.D31];3)=&quot;-- &quot;;[.D31]=&quot;&quot;);IF([.D31]=&quot;&quot;;&quot;&quot;;[.D31]);&quot;GRANT EXECUTE ON FUNCTION &quot; &amp; [.D31] &amp; &quot; &quot; &amp; IF([.B31]=&quot;admin&quot;;&quot; TO user_db&lt;&lt;$db_name$&gt;&gt;_app&lt;&lt;$app_name$&gt;&gt;_data_admin;&quot;;IF([.B31]=&quot;read&quot;;&quot;TO user_db&lt;&lt;$db_name$&gt;&gt;_app&lt;&lt;$app_name$&gt;&gt;_data_admin, user_db&lt;&lt;$db_name$&gt;&gt;_app&lt;&lt;$app_name$&gt;&gt;_data_reader;&quot;;IF([.B31]=&quot;public&quot;;&quot;TO PUBLIC;&quot;;&quot;error;&quot;))))" office:value-type="string" office:string-value="GRANT EXECUTE ON FUNCTION concat_js(VARIADIC args &quot;any&quot;) TO PUBLIC;">
            <text:p>GRANT EXECUTE ON FUNCTION concat_js(VARIADIC args "any") TO PUBLIC;</text:p>
          </table:table-cell>
          <table:table-cell/>
          <table:table-cell table:formula="of:=IF(OR(LEFT([.D31];3)=&quot;-- &quot;;[.D31]=&quot;&quot;);IF([.D31]=&quot;&quot;;&quot;&quot;;[.D31]);&quot;DROP FUNCTION IF EXISTS &quot; &amp; [.D31] &amp; &quot;;&quot;)" office:value-type="string" office:string-value="DROP FUNCTION IF EXISTS concat_js(VARIADIC args &quot;any&quot;);">
            <text:p>DROP FUNCTION IF EXISTS concat_js(VARIADIC args "any"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concat_sql(VARIADIC args "any")</text:p>
          </table:table-cell>
          <table:table-cell/>
          <table:table-cell table:formula="of:=IF(OR(LEFT([.D32];3)=&quot;-- &quot;;[.D32]=&quot;&quot;);IF([.D32]=&quot;&quot;;&quot;&quot;;[.D32]);&quot;GRANT EXECUTE ON FUNCTION &quot; &amp; [.D32] &amp; &quot; &quot; &amp; IF([.B32]=&quot;admin&quot;;&quot; TO user_db&lt;&lt;$db_name$&gt;&gt;_app&lt;&lt;$app_name$&gt;&gt;_data_admin;&quot;;IF([.B32]=&quot;read&quot;;&quot;TO user_db&lt;&lt;$db_name$&gt;&gt;_app&lt;&lt;$app_name$&gt;&gt;_data_admin, user_db&lt;&lt;$db_name$&gt;&gt;_app&lt;&lt;$app_name$&gt;&gt;_data_reader;&quot;;IF([.B32]=&quot;public&quot;;&quot;TO PUBLIC;&quot;;&quot;error;&quot;))))" office:value-type="string" office:string-value="GRANT EXECUTE ON FUNCTION concat_sql(VARIADIC args &quot;any&quot;) TO PUBLIC;">
            <text:p>GRANT EXECUTE ON FUNCTION concat_sql(VARIADIC args "any") TO PUBLIC;</text:p>
          </table:table-cell>
          <table:table-cell/>
          <table:table-cell table:formula="of:=IF(OR(LEFT([.D32];3)=&quot;-- &quot;;[.D32]=&quot;&quot;);IF([.D32]=&quot;&quot;;&quot;&quot;;[.D32]);&quot;DROP FUNCTION IF EXISTS &quot; &amp; [.D32] &amp; &quot;;&quot;)" office:value-type="string" office:string-value="DROP FUNCTION IF EXISTS concat_sql(VARIADIC args &quot;any&quot;);">
            <text:p>DROP FUNCTION IF EXISTS concat_sql(VARIADIC args "any"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rvrs(str text)</text:p>
          </table:table-cell>
          <table:table-cell/>
          <table:table-cell table:formula="of:=IF(OR(LEFT([.D33];3)=&quot;-- &quot;;[.D33]=&quot;&quot;);IF([.D33]=&quot;&quot;;&quot;&quot;;[.D33]);&quot;GRANT EXECUTE ON FUNCTION &quot; &amp; [.D33] &amp; &quot; &quot; &amp; IF([.B33]=&quot;admin&quot;;&quot; TO user_db&lt;&lt;$db_name$&gt;&gt;_app&lt;&lt;$app_name$&gt;&gt;_data_admin;&quot;;IF([.B33]=&quot;read&quot;;&quot;TO user_db&lt;&lt;$db_name$&gt;&gt;_app&lt;&lt;$app_name$&gt;&gt;_data_admin, user_db&lt;&lt;$db_name$&gt;&gt;_app&lt;&lt;$app_name$&gt;&gt;_data_reader;&quot;;IF([.B33]=&quot;public&quot;;&quot;TO PUBLIC;&quot;;&quot;error;&quot;))))" office:value-type="string" office:string-value="GRANT EXECUTE ON FUNCTION rvrs(str text) TO PUBLIC;">
            <text:p>GRANT EXECUTE ON FUNCTION rvrs(str text) TO PUBLIC;</text:p>
          </table:table-cell>
          <table:table-cell/>
          <table:table-cell table:formula="of:=IF(OR(LEFT([.D33];3)=&quot;-- &quot;;[.D33]=&quot;&quot;);IF([.D33]=&quot;&quot;;&quot;&quot;;[.D33]);&quot;DROP FUNCTION IF EXISTS &quot; &amp; [.D33] &amp; &quot;;&quot;)" office:value-type="string" office:string-value="DROP FUNCTION IF EXISTS rvrs(str text);">
            <text:p>DROP FUNCTION IF EXISTS rvrs(str tex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left(str text, n int)</text:p>
          </table:table-cell>
          <table:table-cell/>
          <table:table-cell table:formula="of:=IF(OR(LEFT([.D34];3)=&quot;-- &quot;;[.D34]=&quot;&quot;);IF([.D34]=&quot;&quot;;&quot;&quot;;[.D34]);&quot;GRANT EXECUTE ON FUNCTION &quot; &amp; [.D34] &amp; &quot; &quot; &amp; IF([.B34]=&quot;admin&quot;;&quot; TO user_db&lt;&lt;$db_name$&gt;&gt;_app&lt;&lt;$app_name$&gt;&gt;_data_admin;&quot;;IF([.B34]=&quot;read&quot;;&quot;TO user_db&lt;&lt;$db_name$&gt;&gt;_app&lt;&lt;$app_name$&gt;&gt;_data_admin, user_db&lt;&lt;$db_name$&gt;&gt;_app&lt;&lt;$app_name$&gt;&gt;_data_reader;&quot;;IF([.B34]=&quot;public&quot;;&quot;TO PUBLIC;&quot;;&quot;error;&quot;))))" office:value-type="string" office:string-value="GRANT EXECUTE ON FUNCTION left(str text, n int) TO PUBLIC;">
            <text:p>GRANT EXECUTE ON FUNCTION left(str text, n int) TO PUBLIC;</text:p>
          </table:table-cell>
          <table:table-cell/>
          <table:table-cell table:formula="of:=IF(OR(LEFT([.D34];3)=&quot;-- &quot;;[.D34]=&quot;&quot;);IF([.D34]=&quot;&quot;;&quot;&quot;;[.D34]);&quot;DROP FUNCTION IF EXISTS &quot; &amp; [.D34] &amp; &quot;;&quot;)" office:value-type="string" office:string-value="DROP FUNCTION IF EXISTS left(str text, n int);">
            <text:p>DROP FUNCTION IF EXISTS left(str text, n i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right(str text, n int)</text:p>
          </table:table-cell>
          <table:table-cell/>
          <table:table-cell table:formula="of:=IF(OR(LEFT([.D35];3)=&quot;-- &quot;;[.D35]=&quot;&quot;);IF([.D35]=&quot;&quot;;&quot;&quot;;[.D35]);&quot;GRANT EXECUTE ON FUNCTION &quot; &amp; [.D35] &amp; &quot; &quot; &amp; IF([.B35]=&quot;admin&quot;;&quot; TO user_db&lt;&lt;$db_name$&gt;&gt;_app&lt;&lt;$app_name$&gt;&gt;_data_admin;&quot;;IF([.B35]=&quot;read&quot;;&quot;TO user_db&lt;&lt;$db_name$&gt;&gt;_app&lt;&lt;$app_name$&gt;&gt;_data_admin, user_db&lt;&lt;$db_name$&gt;&gt;_app&lt;&lt;$app_name$&gt;&gt;_data_reader;&quot;;IF([.B35]=&quot;public&quot;;&quot;TO PUBLIC;&quot;;&quot;error;&quot;))))" office:value-type="string" office:string-value="GRANT EXECUTE ON FUNCTION right(str text, n int) TO PUBLIC;">
            <text:p>GRANT EXECUTE ON FUNCTION right(str text, n int) TO PUBLIC;</text:p>
          </table:table-cell>
          <table:table-cell/>
          <table:table-cell table:formula="of:=IF(OR(LEFT([.D35];3)=&quot;-- &quot;;[.D35]=&quot;&quot;);IF([.D35]=&quot;&quot;;&quot;&quot;;[.D35]);&quot;DROP FUNCTION IF EXISTS &quot; &amp; [.D35] &amp; &quot;;&quot;)" office:value-type="string" office:string-value="DROP FUNCTION IF EXISTS right(str text, n int);">
            <text:p>DROP FUNCTION IF EXISTS right(str text, n i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chars_to_array(chars text)</text:p>
          </table:table-cell>
          <table:table-cell/>
          <table:table-cell table:formula="of:=IF(OR(LEFT([.D36];3)=&quot;-- &quot;;[.D36]=&quot;&quot;);IF([.D36]=&quot;&quot;;&quot;&quot;;[.D36]);&quot;GRANT EXECUTE ON FUNCTION &quot; &amp; [.D36] &amp; &quot; &quot; &amp; IF([.B36]=&quot;admin&quot;;&quot; TO user_db&lt;&lt;$db_name$&gt;&gt;_app&lt;&lt;$app_name$&gt;&gt;_data_admin;&quot;;IF([.B36]=&quot;read&quot;;&quot;TO user_db&lt;&lt;$db_name$&gt;&gt;_app&lt;&lt;$app_name$&gt;&gt;_data_admin, user_db&lt;&lt;$db_name$&gt;&gt;_app&lt;&lt;$app_name$&gt;&gt;_data_reader;&quot;;IF([.B36]=&quot;public&quot;;&quot;TO PUBLIC;&quot;;&quot;error;&quot;))))" office:value-type="string" office:string-value="GRANT EXECUTE ON FUNCTION chars_to_array(chars text) TO PUBLIC;">
            <text:p>GRANT EXECUTE ON FUNCTION chars_to_array(chars text) TO PUBLIC;</text:p>
          </table:table-cell>
          <table:table-cell/>
          <table:table-cell table:formula="of:=IF(OR(LEFT([.D36];3)=&quot;-- &quot;;[.D36]=&quot;&quot;);IF([.D36]=&quot;&quot;;&quot;&quot;;[.D36]);&quot;DROP FUNCTION IF EXISTS &quot; &amp; [.D36] &amp; &quot;;&quot;)" office:value-type="string" office:string-value="DROP FUNCTION IF EXISTS chars_to_array(chars text);">
            <text:p>DROP FUNCTION IF EXISTS chars_to_array(chars tex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next_day(d date, dow text)</text:p>
          </table:table-cell>
          <table:table-cell/>
          <table:table-cell table:formula="of:=IF(OR(LEFT([.D37];3)=&quot;-- &quot;;[.D37]=&quot;&quot;);IF([.D37]=&quot;&quot;;&quot;&quot;;[.D37]);&quot;GRANT EXECUTE ON FUNCTION &quot; &amp; [.D37] &amp; &quot; &quot; &amp; IF([.B37]=&quot;admin&quot;;&quot; TO user_db&lt;&lt;$db_name$&gt;&gt;_app&lt;&lt;$app_name$&gt;&gt;_data_admin;&quot;;IF([.B37]=&quot;read&quot;;&quot;TO user_db&lt;&lt;$db_name$&gt;&gt;_app&lt;&lt;$app_name$&gt;&gt;_data_admin, user_db&lt;&lt;$db_name$&gt;&gt;_app&lt;&lt;$app_name$&gt;&gt;_data_reader;&quot;;IF([.B37]=&quot;public&quot;;&quot;TO PUBLIC;&quot;;&quot;error;&quot;))))" office:value-type="string" office:string-value="GRANT EXECUTE ON FUNCTION next_day(d date, dow text) TO PUBLIC;">
            <text:p>GRANT EXECUTE ON FUNCTION next_day(d date, dow text) TO PUBLIC;</text:p>
          </table:table-cell>
          <table:table-cell/>
          <table:table-cell table:formula="of:=IF(OR(LEFT([.D37];3)=&quot;-- &quot;;[.D37]=&quot;&quot;);IF([.D37]=&quot;&quot;;&quot;&quot;;[.D37]);&quot;DROP FUNCTION IF EXISTS &quot; &amp; [.D37] &amp; &quot;;&quot;)" office:value-type="string" office:string-value="DROP FUNCTION IF EXISTS next_day(d date, dow text);">
            <text:p>DROP FUNCTION IF EXISTS next_day(d date, dow tex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last_day(d date)</text:p>
          </table:table-cell>
          <table:table-cell/>
          <table:table-cell table:formula="of:=IF(OR(LEFT([.D38];3)=&quot;-- &quot;;[.D38]=&quot;&quot;);IF([.D38]=&quot;&quot;;&quot;&quot;;[.D38]);&quot;GRANT EXECUTE ON FUNCTION &quot; &amp; [.D38] &amp; &quot; &quot; &amp; IF([.B38]=&quot;admin&quot;;&quot; TO user_db&lt;&lt;$db_name$&gt;&gt;_app&lt;&lt;$app_name$&gt;&gt;_data_admin;&quot;;IF([.B38]=&quot;read&quot;;&quot;TO user_db&lt;&lt;$db_name$&gt;&gt;_app&lt;&lt;$app_name$&gt;&gt;_data_admin, user_db&lt;&lt;$db_name$&gt;&gt;_app&lt;&lt;$app_name$&gt;&gt;_data_reader;&quot;;IF([.B38]=&quot;public&quot;;&quot;TO PUBLIC;&quot;;&quot;error;&quot;))))" office:value-type="string" office:string-value="GRANT EXECUTE ON FUNCTION last_day(d date) TO PUBLIC;">
            <text:p>GRANT EXECUTE ON FUNCTION last_day(d date) TO PUBLIC;</text:p>
          </table:table-cell>
          <table:table-cell/>
          <table:table-cell table:formula="of:=IF(OR(LEFT([.D38];3)=&quot;-- &quot;;[.D38]=&quot;&quot;);IF([.D38]=&quot;&quot;;&quot;&quot;;[.D38]);&quot;DROP FUNCTION IF EXISTS &quot; &amp; [.D38] &amp; &quot;;&quot;)" office:value-type="string" office:string-value="DROP FUNCTION IF EXISTS last_day(d date);">
            <text:p>DROP FUNCTION IF EXISTS last_day(d date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39];3)=&quot;-- &quot;;[.D39]=&quot;&quot;);IF([.D39]=&quot;&quot;;&quot;&quot;;[.D39]);&quot;GRANT EXECUTE ON FUNCTION &quot; &amp; [.D39] &amp; &quot; &quot; &amp; IF([.B39]=&quot;admin&quot;;&quot; TO user_db&lt;&lt;$db_name$&gt;&gt;_app&lt;&lt;$app_name$&gt;&gt;_data_admin;&quot;;IF([.B39]=&quot;read&quot;;&quot;TO user_db&lt;&lt;$db_name$&gt;&gt;_app&lt;&lt;$app_name$&gt;&gt;_data_admin, user_db&lt;&lt;$db_name$&gt;&gt;_app&lt;&lt;$app_name$&gt;&gt;_data_reader;&quot;;IF([.B39]=&quot;public&quot;;&quot;TO PUBLIC;&quot;;&quot;error;&quot;))))">
            <text:p/>
          </table:table-cell>
          <table:table-cell/>
          <table:table-cell table:formula="of:=IF(OR(LEFT([.D39];3)=&quot;-- &quot;;[.D39]=&quot;&quot;);IF([.D39]=&quot;&quot;;&quot;&quot;;[.D39]);&quot;DROP FUNCTION IF EXISTS &quot; &amp; [.D39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40];3)=&quot;-- &quot;;[.D40]=&quot;&quot;);IF([.D40]=&quot;&quot;;&quot;&quot;;[.D40]);&quot;GRANT EXECUTE ON FUNCTION &quot; &amp; [.D40] &amp; &quot; &quot; &amp; IF([.B40]=&quot;admin&quot;;&quot; TO user_db&lt;&lt;$db_name$&gt;&gt;_app&lt;&lt;$app_name$&gt;&gt;_data_admin;&quot;;IF([.B40]=&quot;read&quot;;&quot;TO user_db&lt;&lt;$db_name$&gt;&gt;_app&lt;&lt;$app_name$&gt;&gt;_data_admin, user_db&lt;&lt;$db_name$&gt;&gt;_app&lt;&lt;$app_name$&gt;&gt;_data_reader;&quot;;IF([.B40]=&quot;public&quot;;&quot;TO PUBLIC;&quot;;&quot;error;&quot;))))">
            <text:p/>
          </table:table-cell>
          <table:table-cell/>
          <table:table-cell table:formula="of:=IF(OR(LEFT([.D40];3)=&quot;-- &quot;;[.D40]=&quot;&quot;);IF([.D40]=&quot;&quot;;&quot;&quot;;[.D40]);&quot;DROP FUNCTION IF EXISTS &quot; &amp; [.D40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Functions inspired by similar from Haskell:</text:p>
          </table:table-cell>
          <table:table-cell/>
          <table:table-cell table:formula="of:=IF(OR(LEFT([.D41];3)=&quot;-- &quot;;[.D41]=&quot;&quot;);IF([.D41]=&quot;&quot;;&quot;&quot;;[.D41]);&quot;GRANT EXECUTE ON FUNCTION &quot; &amp; [.D41] &amp; &quot; &quot; &amp; IF([.B41]=&quot;admin&quot;;&quot; TO user_db&lt;&lt;$db_name$&gt;&gt;_app&lt;&lt;$app_name$&gt;&gt;_data_admin;&quot;;IF([.B41]=&quot;read&quot;;&quot;TO user_db&lt;&lt;$db_name$&gt;&gt;_app&lt;&lt;$app_name$&gt;&gt;_data_admin, user_db&lt;&lt;$db_name$&gt;&gt;_app&lt;&lt;$app_name$&gt;&gt;_data_reader;&quot;;IF([.B41]=&quot;public&quot;;&quot;TO PUBLIC;&quot;;&quot;error;&quot;))))" office:value-type="string" office:string-value="-- Functions inspired by similar from Haskell:">
            <text:p>-- Functions inspired by similar from Haskell:</text:p>
          </table:table-cell>
          <table:table-cell/>
          <table:table-cell table:formula="of:=IF(OR(LEFT([.D41];3)=&quot;-- &quot;;[.D41]=&quot;&quot;);IF([.D41]=&quot;&quot;;&quot;&quot;;[.D41]);&quot;DROP FUNCTION IF EXISTS &quot; &amp; [.D41] &amp; &quot;;&quot;)" office:value-type="string" office:string-value="-- Functions inspired by similar from Haskell:">
            <text:p>-- Functions inspired by similar from Haskell: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42];3)=&quot;-- &quot;;[.D42]=&quot;&quot;);IF([.D42]=&quot;&quot;;&quot;&quot;;[.D42]);&quot;GRANT EXECUTE ON FUNCTION &quot; &amp; [.D42] &amp; &quot; &quot; &amp; IF([.B42]=&quot;admin&quot;;&quot; TO user_db&lt;&lt;$db_name$&gt;&gt;_app&lt;&lt;$app_name$&gt;&gt;_data_admin;&quot;;IF([.B42]=&quot;read&quot;;&quot;TO user_db&lt;&lt;$db_name$&gt;&gt;_app&lt;&lt;$app_name$&gt;&gt;_data_admin, user_db&lt;&lt;$db_name$&gt;&gt;_app&lt;&lt;$app_name$&gt;&gt;_data_reader;&quot;;IF([.B42]=&quot;public&quot;;&quot;TO PUBLIC;&quot;;&quot;error;&quot;))))">
            <text:p/>
          </table:table-cell>
          <table:table-cell/>
          <table:table-cell table:formula="of:=IF(OR(LEFT([.D42];3)=&quot;-- &quot;;[.D42]=&quot;&quot;);IF([.D42]=&quot;&quot;;&quot;&quot;;[.D42]);&quot;DROP FUNCTION IF EXISTS &quot; &amp; [.D42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in_list(anyelement,anyarray)</text:p>
          </table:table-cell>
          <table:table-cell/>
          <table:table-cell table:formula="of:=IF(OR(LEFT([.D43];3)=&quot;-- &quot;;[.D43]=&quot;&quot;);IF([.D43]=&quot;&quot;;&quot;&quot;;[.D43]);&quot;GRANT EXECUTE ON FUNCTION &quot; &amp; [.D43] &amp; &quot; &quot; &amp; IF([.B43]=&quot;admin&quot;;&quot; TO user_db&lt;&lt;$db_name$&gt;&gt;_app&lt;&lt;$app_name$&gt;&gt;_data_admin;&quot;;IF([.B43]=&quot;read&quot;;&quot;TO user_db&lt;&lt;$db_name$&gt;&gt;_app&lt;&lt;$app_name$&gt;&gt;_data_admin, user_db&lt;&lt;$db_name$&gt;&gt;_app&lt;&lt;$app_name$&gt;&gt;_data_reader;&quot;;IF([.B43]=&quot;public&quot;;&quot;TO PUBLIC;&quot;;&quot;error;&quot;))))" office:value-type="string" office:string-value="GRANT EXECUTE ON FUNCTION in_list(anyelement,anyarray) TO PUBLIC;">
            <text:p>GRANT EXECUTE ON FUNCTION in_list(anyelement,anyarray) TO PUBLIC;</text:p>
          </table:table-cell>
          <table:table-cell/>
          <table:table-cell table:formula="of:=IF(OR(LEFT([.D43];3)=&quot;-- &quot;;[.D43]=&quot;&quot;);IF([.D43]=&quot;&quot;;&quot;&quot;;[.D43]);&quot;DROP FUNCTION IF EXISTS &quot; &amp; [.D43] &amp; &quot;;&quot;)" office:value-type="string" office:string-value="DROP FUNCTION IF EXISTS in_list(anyelement,anyarray);">
            <text:p>DROP FUNCTION IF EXISTS in_list(anyelement,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break_list(varchar, anyarray)</text:p>
          </table:table-cell>
          <table:table-cell/>
          <table:table-cell table:formula="of:=IF(OR(LEFT([.D44];3)=&quot;-- &quot;;[.D44]=&quot;&quot;);IF([.D44]=&quot;&quot;;&quot;&quot;;[.D44]);&quot;GRANT EXECUTE ON FUNCTION &quot; &amp; [.D44] &amp; &quot; &quot; &amp; IF([.B44]=&quot;admin&quot;;&quot; TO user_db&lt;&lt;$db_name$&gt;&gt;_app&lt;&lt;$app_name$&gt;&gt;_data_admin;&quot;;IF([.B44]=&quot;read&quot;;&quot;TO user_db&lt;&lt;$db_name$&gt;&gt;_app&lt;&lt;$app_name$&gt;&gt;_data_admin, user_db&lt;&lt;$db_name$&gt;&gt;_app&lt;&lt;$app_name$&gt;&gt;_data_reader;&quot;;IF([.B44]=&quot;public&quot;;&quot;TO PUBLIC;&quot;;&quot;error;&quot;))))" office:value-type="string" office:string-value="GRANT EXECUTE ON FUNCTION break_list(varchar, anyarray) TO PUBLIC;">
            <text:p>GRANT EXECUTE ON FUNCTION break_list(varchar, anyarray) TO PUBLIC;</text:p>
          </table:table-cell>
          <table:table-cell/>
          <table:table-cell table:formula="of:=IF(OR(LEFT([.D44];3)=&quot;-- &quot;;[.D44]=&quot;&quot;);IF([.D44]=&quot;&quot;;&quot;&quot;;[.D44]);&quot;DROP FUNCTION IF EXISTS &quot; &amp; [.D44] &amp; &quot;;&quot;)" office:value-type="string" office:string-value="DROP FUNCTION IF EXISTS break_list(varchar, anyarray);">
            <text:p>DROP FUNCTION IF EXISTS break_list(varchar,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span_list(par_cond varchar, par_array anyarray)</text:p>
          </table:table-cell>
          <table:table-cell/>
          <table:table-cell table:formula="of:=IF(OR(LEFT([.D45];3)=&quot;-- &quot;;[.D45]=&quot;&quot;);IF([.D45]=&quot;&quot;;&quot;&quot;;[.D45]);&quot;GRANT EXECUTE ON FUNCTION &quot; &amp; [.D45] &amp; &quot; &quot; &amp; IF([.B45]=&quot;admin&quot;;&quot; TO user_db&lt;&lt;$db_name$&gt;&gt;_app&lt;&lt;$app_name$&gt;&gt;_data_admin;&quot;;IF([.B45]=&quot;read&quot;;&quot;TO user_db&lt;&lt;$db_name$&gt;&gt;_app&lt;&lt;$app_name$&gt;&gt;_data_admin, user_db&lt;&lt;$db_name$&gt;&gt;_app&lt;&lt;$app_name$&gt;&gt;_data_reader;&quot;;IF([.B45]=&quot;public&quot;;&quot;TO PUBLIC;&quot;;&quot;error;&quot;))))" office:value-type="string" office:string-value="GRANT EXECUTE ON FUNCTION span_list(par_cond varchar, par_array anyarray) TO PUBLIC;">
            <text:p>GRANT EXECUTE ON FUNCTION span_list(par_cond varchar, par_array anyarray) TO PUBLIC;</text:p>
          </table:table-cell>
          <table:table-cell/>
          <table:table-cell table:formula="of:=IF(OR(LEFT([.D45];3)=&quot;-- &quot;;[.D45]=&quot;&quot;);IF([.D45]=&quot;&quot;;&quot;&quot;;[.D45]);&quot;DROP FUNCTION IF EXISTS &quot; &amp; [.D45] &amp; &quot;;&quot;)" office:value-type="string" office:string-value="DROP FUNCTION IF EXISTS span_list(par_cond varchar, par_array anyarray);">
            <text:p>DROP FUNCTION IF EXISTS span_list(par_cond varchar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split_at(par_position integer, par_array anyarray)</text:p>
          </table:table-cell>
          <table:table-cell/>
          <table:table-cell table:formula="of:=IF(OR(LEFT([.D46];3)=&quot;-- &quot;;[.D46]=&quot;&quot;);IF([.D46]=&quot;&quot;;&quot;&quot;;[.D46]);&quot;GRANT EXECUTE ON FUNCTION &quot; &amp; [.D46] &amp; &quot; &quot; &amp; IF([.B46]=&quot;admin&quot;;&quot; TO user_db&lt;&lt;$db_name$&gt;&gt;_app&lt;&lt;$app_name$&gt;&gt;_data_admin;&quot;;IF([.B46]=&quot;read&quot;;&quot;TO user_db&lt;&lt;$db_name$&gt;&gt;_app&lt;&lt;$app_name$&gt;&gt;_data_admin, user_db&lt;&lt;$db_name$&gt;&gt;_app&lt;&lt;$app_name$&gt;&gt;_data_reader;&quot;;IF([.B46]=&quot;public&quot;;&quot;TO PUBLIC;&quot;;&quot;error;&quot;))))" office:value-type="string" office:string-value="GRANT EXECUTE ON FUNCTION split_at(par_position integer, par_array anyarray) TO PUBLIC;">
            <text:p>GRANT EXECUTE ON FUNCTION split_at(par_position integer, par_array anyarray) TO PUBLIC;</text:p>
          </table:table-cell>
          <table:table-cell/>
          <table:table-cell table:formula="of:=IF(OR(LEFT([.D46];3)=&quot;-- &quot;;[.D46]=&quot;&quot;);IF([.D46]=&quot;&quot;;&quot;&quot;;[.D46]);&quot;DROP FUNCTION IF EXISTS &quot; &amp; [.D46] &amp; &quot;;&quot;)" office:value-type="string" office:string-value="DROP FUNCTION IF EXISTS split_at(par_position integer, par_array anyarray);">
            <text:p>DROP FUNCTION IF EXISTS split_at(par_position integer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dropwhile_from_list_a(par_cond varchar, par_array anyarray)</text:p>
          </table:table-cell>
          <table:table-cell/>
          <table:table-cell table:formula="of:=IF(OR(LEFT([.D47];3)=&quot;-- &quot;;[.D47]=&quot;&quot;);IF([.D47]=&quot;&quot;;&quot;&quot;;[.D47]);&quot;GRANT EXECUTE ON FUNCTION &quot; &amp; [.D47] &amp; &quot; &quot; &amp; IF([.B47]=&quot;admin&quot;;&quot; TO user_db&lt;&lt;$db_name$&gt;&gt;_app&lt;&lt;$app_name$&gt;&gt;_data_admin;&quot;;IF([.B47]=&quot;read&quot;;&quot;TO user_db&lt;&lt;$db_name$&gt;&gt;_app&lt;&lt;$app_name$&gt;&gt;_data_admin, user_db&lt;&lt;$db_name$&gt;&gt;_app&lt;&lt;$app_name$&gt;&gt;_data_reader;&quot;;IF([.B47]=&quot;public&quot;;&quot;TO PUBLIC;&quot;;&quot;error;&quot;))))" office:value-type="string" office:string-value="GRANT EXECUTE ON FUNCTION dropwhile_from_list_a(par_cond varchar, par_array anyarray) TO PUBLIC;">
            <text:p>GRANT EXECUTE ON FUNCTION dropwhile_from_list_a(par_cond varchar, par_array anyarray) TO PUBLIC;</text:p>
          </table:table-cell>
          <table:table-cell/>
          <table:table-cell table:formula="of:=IF(OR(LEFT([.D47];3)=&quot;-- &quot;;[.D47]=&quot;&quot;);IF([.D47]=&quot;&quot;;&quot;&quot;;[.D47]);&quot;DROP FUNCTION IF EXISTS &quot; &amp; [.D47] &amp; &quot;;&quot;)" office:value-type="string" office:string-value="DROP FUNCTION IF EXISTS dropwhile_from_list_a(par_cond varchar, par_array anyarray);">
            <text:p>DROP FUNCTION IF EXISTS dropwhile_from_list_a(par_cond varchar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dropwhile_from_list_s(par_cond varchar, par_array anyarray)</text:p>
          </table:table-cell>
          <table:table-cell/>
          <table:table-cell table:formula="of:=IF(OR(LEFT([.D48];3)=&quot;-- &quot;;[.D48]=&quot;&quot;);IF([.D48]=&quot;&quot;;&quot;&quot;;[.D48]);&quot;GRANT EXECUTE ON FUNCTION &quot; &amp; [.D48] &amp; &quot; &quot; &amp; IF([.B48]=&quot;admin&quot;;&quot; TO user_db&lt;&lt;$db_name$&gt;&gt;_app&lt;&lt;$app_name$&gt;&gt;_data_admin;&quot;;IF([.B48]=&quot;read&quot;;&quot;TO user_db&lt;&lt;$db_name$&gt;&gt;_app&lt;&lt;$app_name$&gt;&gt;_data_admin, user_db&lt;&lt;$db_name$&gt;&gt;_app&lt;&lt;$app_name$&gt;&gt;_data_reader;&quot;;IF([.B48]=&quot;public&quot;;&quot;TO PUBLIC;&quot;;&quot;error;&quot;))))" office:value-type="string" office:string-value="GRANT EXECUTE ON FUNCTION dropwhile_from_list_s(par_cond varchar, par_array anyarray) TO PUBLIC;">
            <text:p>GRANT EXECUTE ON FUNCTION dropwhile_from_list_s(par_cond varchar, par_array anyarray) TO PUBLIC;</text:p>
          </table:table-cell>
          <table:table-cell/>
          <table:table-cell table:formula="of:=IF(OR(LEFT([.D48];3)=&quot;-- &quot;;[.D48]=&quot;&quot;);IF([.D48]=&quot;&quot;;&quot;&quot;;[.D48]);&quot;DROP FUNCTION IF EXISTS &quot; &amp; [.D48] &amp; &quot;;&quot;)" office:value-type="string" office:string-value="DROP FUNCTION IF EXISTS dropwhile_from_list_s(par_cond varchar, par_array anyarray);">
            <text:p>DROP FUNCTION IF EXISTS dropwhile_from_list_s(par_cond varchar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drop_from_list_a(par_count integer, par_array anyarray)</text:p>
          </table:table-cell>
          <table:table-cell/>
          <table:table-cell table:formula="of:=IF(OR(LEFT([.D49];3)=&quot;-- &quot;;[.D49]=&quot;&quot;);IF([.D49]=&quot;&quot;;&quot;&quot;;[.D49]);&quot;GRANT EXECUTE ON FUNCTION &quot; &amp; [.D49] &amp; &quot; &quot; &amp; IF([.B49]=&quot;admin&quot;;&quot; TO user_db&lt;&lt;$db_name$&gt;&gt;_app&lt;&lt;$app_name$&gt;&gt;_data_admin;&quot;;IF([.B49]=&quot;read&quot;;&quot;TO user_db&lt;&lt;$db_name$&gt;&gt;_app&lt;&lt;$app_name$&gt;&gt;_data_admin, user_db&lt;&lt;$db_name$&gt;&gt;_app&lt;&lt;$app_name$&gt;&gt;_data_reader;&quot;;IF([.B49]=&quot;public&quot;;&quot;TO PUBLIC;&quot;;&quot;error;&quot;))))" office:value-type="string" office:string-value="GRANT EXECUTE ON FUNCTION drop_from_list_a(par_count integer, par_array anyarray) TO PUBLIC;">
            <text:p>GRANT EXECUTE ON FUNCTION drop_from_list_a(par_count integer, par_array anyarray) TO PUBLIC;</text:p>
          </table:table-cell>
          <table:table-cell/>
          <table:table-cell table:formula="of:=IF(OR(LEFT([.D49];3)=&quot;-- &quot;;[.D49]=&quot;&quot;);IF([.D49]=&quot;&quot;;&quot;&quot;;[.D49]);&quot;DROP FUNCTION IF EXISTS &quot; &amp; [.D49] &amp; &quot;;&quot;)" office:value-type="string" office:string-value="DROP FUNCTION IF EXISTS drop_from_list_a(par_count integer, par_array anyarray);">
            <text:p>DROP FUNCTION IF EXISTS drop_from_list_a(par_count integer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drop_from_list_s(par_count integer, par_array anyarray)</text:p>
          </table:table-cell>
          <table:table-cell/>
          <table:table-cell table:formula="of:=IF(OR(LEFT([.D50];3)=&quot;-- &quot;;[.D50]=&quot;&quot;);IF([.D50]=&quot;&quot;;&quot;&quot;;[.D50]);&quot;GRANT EXECUTE ON FUNCTION &quot; &amp; [.D50] &amp; &quot; &quot; &amp; IF([.B50]=&quot;admin&quot;;&quot; TO user_db&lt;&lt;$db_name$&gt;&gt;_app&lt;&lt;$app_name$&gt;&gt;_data_admin;&quot;;IF([.B50]=&quot;read&quot;;&quot;TO user_db&lt;&lt;$db_name$&gt;&gt;_app&lt;&lt;$app_name$&gt;&gt;_data_admin, user_db&lt;&lt;$db_name$&gt;&gt;_app&lt;&lt;$app_name$&gt;&gt;_data_reader;&quot;;IF([.B50]=&quot;public&quot;;&quot;TO PUBLIC;&quot;;&quot;error;&quot;))))" office:value-type="string" office:string-value="GRANT EXECUTE ON FUNCTION drop_from_list_s(par_count integer, par_array anyarray) TO PUBLIC;">
            <text:p>GRANT EXECUTE ON FUNCTION drop_from_list_s(par_count integer, par_array anyarray) TO PUBLIC;</text:p>
          </table:table-cell>
          <table:table-cell/>
          <table:table-cell table:formula="of:=IF(OR(LEFT([.D50];3)=&quot;-- &quot;;[.D50]=&quot;&quot;);IF([.D50]=&quot;&quot;;&quot;&quot;;[.D50]);&quot;DROP FUNCTION IF EXISTS &quot; &amp; [.D50] &amp; &quot;;&quot;)" office:value-type="string" office:string-value="DROP FUNCTION IF EXISTS drop_from_list_s(par_count integer, par_array anyarray);">
            <text:p>DROP FUNCTION IF EXISTS drop_from_list_s(par_count integer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take_from_list_a(par_count int, par_array anyarray)</text:p>
          </table:table-cell>
          <table:table-cell/>
          <table:table-cell table:formula="of:=IF(OR(LEFT([.D51];3)=&quot;-- &quot;;[.D51]=&quot;&quot;);IF([.D51]=&quot;&quot;;&quot;&quot;;[.D51]);&quot;GRANT EXECUTE ON FUNCTION &quot; &amp; [.D51] &amp; &quot; &quot; &amp; IF([.B51]=&quot;admin&quot;;&quot; TO user_db&lt;&lt;$db_name$&gt;&gt;_app&lt;&lt;$app_name$&gt;&gt;_data_admin;&quot;;IF([.B51]=&quot;read&quot;;&quot;TO user_db&lt;&lt;$db_name$&gt;&gt;_app&lt;&lt;$app_name$&gt;&gt;_data_admin, user_db&lt;&lt;$db_name$&gt;&gt;_app&lt;&lt;$app_name$&gt;&gt;_data_reader;&quot;;IF([.B51]=&quot;public&quot;;&quot;TO PUBLIC;&quot;;&quot;error;&quot;))))" office:value-type="string" office:string-value="GRANT EXECUTE ON FUNCTION take_from_list_a(par_count int, par_array anyarray) TO PUBLIC;">
            <text:p>GRANT EXECUTE ON FUNCTION take_from_list_a(par_count int, par_array anyarray) TO PUBLIC;</text:p>
          </table:table-cell>
          <table:table-cell/>
          <table:table-cell table:formula="of:=IF(OR(LEFT([.D51];3)=&quot;-- &quot;;[.D51]=&quot;&quot;);IF([.D51]=&quot;&quot;;&quot;&quot;;[.D51]);&quot;DROP FUNCTION IF EXISTS &quot; &amp; [.D51] &amp; &quot;;&quot;)" office:value-type="string" office:string-value="DROP FUNCTION IF EXISTS take_from_list_a(par_count int, par_array anyarray);">
            <text:p>DROP FUNCTION IF EXISTS take_from_list_a(par_count int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take_from_list_s(par_count int, par_array anyarray)</text:p>
          </table:table-cell>
          <table:table-cell/>
          <table:table-cell table:formula="of:=IF(OR(LEFT([.D52];3)=&quot;-- &quot;;[.D52]=&quot;&quot;);IF([.D52]=&quot;&quot;;&quot;&quot;;[.D52]);&quot;GRANT EXECUTE ON FUNCTION &quot; &amp; [.D52] &amp; &quot; &quot; &amp; IF([.B52]=&quot;admin&quot;;&quot; TO user_db&lt;&lt;$db_name$&gt;&gt;_app&lt;&lt;$app_name$&gt;&gt;_data_admin;&quot;;IF([.B52]=&quot;read&quot;;&quot;TO user_db&lt;&lt;$db_name$&gt;&gt;_app&lt;&lt;$app_name$&gt;&gt;_data_admin, user_db&lt;&lt;$db_name$&gt;&gt;_app&lt;&lt;$app_name$&gt;&gt;_data_reader;&quot;;IF([.B52]=&quot;public&quot;;&quot;TO PUBLIC;&quot;;&quot;error;&quot;))))" office:value-type="string" office:string-value="GRANT EXECUTE ON FUNCTION take_from_list_s(par_count int, par_array anyarray) TO PUBLIC;">
            <text:p>GRANT EXECUTE ON FUNCTION take_from_list_s(par_count int, par_array anyarray) TO PUBLIC;</text:p>
          </table:table-cell>
          <table:table-cell/>
          <table:table-cell table:formula="of:=IF(OR(LEFT([.D52];3)=&quot;-- &quot;;[.D52]=&quot;&quot;);IF([.D52]=&quot;&quot;;&quot;&quot;;[.D52]);&quot;DROP FUNCTION IF EXISTS &quot; &amp; [.D52] &amp; &quot;;&quot;)" office:value-type="string" office:string-value="DROP FUNCTION IF EXISTS take_from_list_s(par_count int, par_array anyarray);">
            <text:p>DROP FUNCTION IF EXISTS take_from_list_s(par_count int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take_from_list_a(par_count int, par_array anyarray)</text:p>
          </table:table-cell>
          <table:table-cell/>
          <table:table-cell table:formula="of:=IF(OR(LEFT([.D53];3)=&quot;-- &quot;;[.D53]=&quot;&quot;);IF([.D53]=&quot;&quot;;&quot;&quot;;[.D53]);&quot;GRANT EXECUTE ON FUNCTION &quot; &amp; [.D53] &amp; &quot; &quot; &amp; IF([.B53]=&quot;admin&quot;;&quot; TO user_db&lt;&lt;$db_name$&gt;&gt;_app&lt;&lt;$app_name$&gt;&gt;_data_admin;&quot;;IF([.B53]=&quot;read&quot;;&quot;TO user_db&lt;&lt;$db_name$&gt;&gt;_app&lt;&lt;$app_name$&gt;&gt;_data_admin, user_db&lt;&lt;$db_name$&gt;&gt;_app&lt;&lt;$app_name$&gt;&gt;_data_reader;&quot;;IF([.B53]=&quot;public&quot;;&quot;TO PUBLIC;&quot;;&quot;error;&quot;))))" office:value-type="string" office:string-value="GRANT EXECUTE ON FUNCTION take_from_list_a(par_count int, par_array anyarray) TO PUBLIC;">
            <text:p>GRANT EXECUTE ON FUNCTION take_from_list_a(par_count int, par_array anyarray) TO PUBLIC;</text:p>
          </table:table-cell>
          <table:table-cell/>
          <table:table-cell table:formula="of:=IF(OR(LEFT([.D53];3)=&quot;-- &quot;;[.D53]=&quot;&quot;);IF([.D53]=&quot;&quot;;&quot;&quot;;[.D53]);&quot;DROP FUNCTION IF EXISTS &quot; &amp; [.D53] &amp; &quot;;&quot;)" office:value-type="string" office:string-value="DROP FUNCTION IF EXISTS take_from_list_a(par_count int, par_array anyarray);">
            <text:p>DROP FUNCTION IF EXISTS take_from_list_a(par_count int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take_from_list_s(par_count int, par_array anyarray)</text:p>
          </table:table-cell>
          <table:table-cell/>
          <table:table-cell table:formula="of:=IF(OR(LEFT([.D54];3)=&quot;-- &quot;;[.D54]=&quot;&quot;);IF([.D54]=&quot;&quot;;&quot;&quot;;[.D54]);&quot;GRANT EXECUTE ON FUNCTION &quot; &amp; [.D54] &amp; &quot; &quot; &amp; IF([.B54]=&quot;admin&quot;;&quot; TO user_db&lt;&lt;$db_name$&gt;&gt;_app&lt;&lt;$app_name$&gt;&gt;_data_admin;&quot;;IF([.B54]=&quot;read&quot;;&quot;TO user_db&lt;&lt;$db_name$&gt;&gt;_app&lt;&lt;$app_name$&gt;&gt;_data_admin, user_db&lt;&lt;$db_name$&gt;&gt;_app&lt;&lt;$app_name$&gt;&gt;_data_reader;&quot;;IF([.B54]=&quot;public&quot;;&quot;TO PUBLIC;&quot;;&quot;error;&quot;))))" office:value-type="string" office:string-value="GRANT EXECUTE ON FUNCTION take_from_list_s(par_count int, par_array anyarray) TO PUBLIC;">
            <text:p>GRANT EXECUTE ON FUNCTION take_from_list_s(par_count int, par_array anyarray) TO PUBLIC;</text:p>
          </table:table-cell>
          <table:table-cell/>
          <table:table-cell table:formula="of:=IF(OR(LEFT([.D54];3)=&quot;-- &quot;;[.D54]=&quot;&quot;);IF([.D54]=&quot;&quot;;&quot;&quot;;[.D54]);&quot;DROP FUNCTION IF EXISTS &quot; &amp; [.D54] &amp; &quot;;&quot;)" office:value-type="string" office:string-value="DROP FUNCTION IF EXISTS take_from_list_s(par_count int, par_array anyarray);">
            <text:p>DROP FUNCTION IF EXISTS take_from_list_s(par_count int, par_array 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replicate_a(par_count int, par_elem anyelement)</text:p>
          </table:table-cell>
          <table:table-cell/>
          <table:table-cell table:formula="of:=IF(OR(LEFT([.D55];3)=&quot;-- &quot;;[.D55]=&quot;&quot;);IF([.D55]=&quot;&quot;;&quot;&quot;;[.D55]);&quot;GRANT EXECUTE ON FUNCTION &quot; &amp; [.D55] &amp; &quot; &quot; &amp; IF([.B55]=&quot;admin&quot;;&quot; TO user_db&lt;&lt;$db_name$&gt;&gt;_app&lt;&lt;$app_name$&gt;&gt;_data_admin;&quot;;IF([.B55]=&quot;read&quot;;&quot;TO user_db&lt;&lt;$db_name$&gt;&gt;_app&lt;&lt;$app_name$&gt;&gt;_data_admin, user_db&lt;&lt;$db_name$&gt;&gt;_app&lt;&lt;$app_name$&gt;&gt;_data_reader;&quot;;IF([.B55]=&quot;public&quot;;&quot;TO PUBLIC;&quot;;&quot;error;&quot;))))" office:value-type="string" office:string-value="GRANT EXECUTE ON FUNCTION fp_replicate_a(par_count int, par_elem anyelement) TO PUBLIC;">
            <text:p>GRANT EXECUTE ON FUNCTION fp_replicate_a(par_count int, par_elem anyelement) TO PUBLIC;</text:p>
          </table:table-cell>
          <table:table-cell/>
          <table:table-cell table:formula="of:=IF(OR(LEFT([.D55];3)=&quot;-- &quot;;[.D55]=&quot;&quot;);IF([.D55]=&quot;&quot;;&quot;&quot;;[.D55]);&quot;DROP FUNCTION IF EXISTS &quot; &amp; [.D55] &amp; &quot;;&quot;)" office:value-type="string" office:string-value="DROP FUNCTION IF EXISTS fp_replicate_a(par_count int, par_elem anyelement);">
            <text:p>DROP FUNCTION IF EXISTS fp_replicate_a(par_count int, par_elem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replicate_s(par_count int, par_elem anyelement)</text:p>
          </table:table-cell>
          <table:table-cell/>
          <table:table-cell table:formula="of:=IF(OR(LEFT([.D56];3)=&quot;-- &quot;;[.D56]=&quot;&quot;);IF([.D56]=&quot;&quot;;&quot;&quot;;[.D56]);&quot;GRANT EXECUTE ON FUNCTION &quot; &amp; [.D56] &amp; &quot; &quot; &amp; IF([.B56]=&quot;admin&quot;;&quot; TO user_db&lt;&lt;$db_name$&gt;&gt;_app&lt;&lt;$app_name$&gt;&gt;_data_admin;&quot;;IF([.B56]=&quot;read&quot;;&quot;TO user_db&lt;&lt;$db_name$&gt;&gt;_app&lt;&lt;$app_name$&gt;&gt;_data_admin, user_db&lt;&lt;$db_name$&gt;&gt;_app&lt;&lt;$app_name$&gt;&gt;_data_reader;&quot;;IF([.B56]=&quot;public&quot;;&quot;TO PUBLIC;&quot;;&quot;error;&quot;))))" office:value-type="string" office:string-value="GRANT EXECUTE ON FUNCTION fp_replicate_s(par_count int, par_elem anyelement) TO PUBLIC;">
            <text:p>GRANT EXECUTE ON FUNCTION fp_replicate_s(par_count int, par_elem anyelement) TO PUBLIC;</text:p>
          </table:table-cell>
          <table:table-cell/>
          <table:table-cell table:formula="of:=IF(OR(LEFT([.D56];3)=&quot;-- &quot;;[.D56]=&quot;&quot;);IF([.D56]=&quot;&quot;;&quot;&quot;;[.D56]);&quot;DROP FUNCTION IF EXISTS &quot; &amp; [.D56] &amp; &quot;;&quot;)" office:value-type="string" office:string-value="DROP FUNCTION IF EXISTS fp_replicate_s(par_count int, par_elem anyelement);">
            <text:p>DROP FUNCTION IF EXISTS fp_replicate_s(par_count int, par_elem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maxim(anyelement, anyelement)</text:p>
          </table:table-cell>
          <table:table-cell/>
          <table:table-cell table:formula="of:=IF(OR(LEFT([.D57];3)=&quot;-- &quot;;[.D57]=&quot;&quot;);IF([.D57]=&quot;&quot;;&quot;&quot;;[.D57]);&quot;GRANT EXECUTE ON FUNCTION &quot; &amp; [.D57] &amp; &quot; &quot; &amp; IF([.B57]=&quot;admin&quot;;&quot; TO user_db&lt;&lt;$db_name$&gt;&gt;_app&lt;&lt;$app_name$&gt;&gt;_data_admin;&quot;;IF([.B57]=&quot;read&quot;;&quot;TO user_db&lt;&lt;$db_name$&gt;&gt;_app&lt;&lt;$app_name$&gt;&gt;_data_admin, user_db&lt;&lt;$db_name$&gt;&gt;_app&lt;&lt;$app_name$&gt;&gt;_data_reader;&quot;;IF([.B57]=&quot;public&quot;;&quot;TO PUBLIC;&quot;;&quot;error;&quot;))))" office:value-type="string" office:string-value="GRANT EXECUTE ON FUNCTION maxim(anyelement, anyelement) TO PUBLIC;">
            <text:p>GRANT EXECUTE ON FUNCTION maxim(anyelement, anyelement) TO PUBLIC;</text:p>
          </table:table-cell>
          <table:table-cell/>
          <table:table-cell table:formula="of:=IF(OR(LEFT([.D57];3)=&quot;-- &quot;;[.D57]=&quot;&quot;);IF([.D57]=&quot;&quot;;&quot;&quot;;[.D57]);&quot;DROP FUNCTION IF EXISTS &quot; &amp; [.D57] &amp; &quot;;&quot;)" office:value-type="string" office:string-value="DROP FUNCTION IF EXISTS maxim(anyelement, anyelement);">
            <text:p>DROP FUNCTION IF EXISTS maxim(anyelement,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minim(anyelement, anyelement)</text:p>
          </table:table-cell>
          <table:table-cell/>
          <table:table-cell table:formula="of:=IF(OR(LEFT([.D58];3)=&quot;-- &quot;;[.D58]=&quot;&quot;);IF([.D58]=&quot;&quot;;&quot;&quot;;[.D58]);&quot;GRANT EXECUTE ON FUNCTION &quot; &amp; [.D58] &amp; &quot; &quot; &amp; IF([.B58]=&quot;admin&quot;;&quot; TO user_db&lt;&lt;$db_name$&gt;&gt;_app&lt;&lt;$app_name$&gt;&gt;_data_admin;&quot;;IF([.B58]=&quot;read&quot;;&quot;TO user_db&lt;&lt;$db_name$&gt;&gt;_app&lt;&lt;$app_name$&gt;&gt;_data_admin, user_db&lt;&lt;$db_name$&gt;&gt;_app&lt;&lt;$app_name$&gt;&gt;_data_reader;&quot;;IF([.B58]=&quot;public&quot;;&quot;TO PUBLIC;&quot;;&quot;error;&quot;))))" office:value-type="string" office:string-value="GRANT EXECUTE ON FUNCTION minim(anyelement, anyelement) TO PUBLIC;">
            <text:p>GRANT EXECUTE ON FUNCTION minim(anyelement, anyelement) TO PUBLIC;</text:p>
          </table:table-cell>
          <table:table-cell/>
          <table:table-cell table:formula="of:=IF(OR(LEFT([.D58];3)=&quot;-- &quot;;[.D58]=&quot;&quot;);IF([.D58]=&quot;&quot;;&quot;&quot;;[.D58]);&quot;DROP FUNCTION IF EXISTS &quot; &amp; [.D58] &amp; &quot;;&quot;)" office:value-type="string" office:string-value="DROP FUNCTION IF EXISTS minim(anyelement, anyelement);">
            <text:p>DROP FUNCTION IF EXISTS minim(anyelement,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foldr(par_arr anyarray, par_fun varchar, par_accum_initfun varchar, par_stoponnull_dowe boolean)</text:p>
          </table:table-cell>
          <table:table-cell/>
          <table:table-cell table:formula="of:=IF(OR(LEFT([.D59];3)=&quot;-- &quot;;[.D59]=&quot;&quot;);IF([.D59]=&quot;&quot;;&quot;&quot;;[.D59]);&quot;GRANT EXECUTE ON FUNCTION &quot; &amp; [.D59] &amp; &quot; &quot; &amp; IF([.B59]=&quot;admin&quot;;&quot; TO user_db&lt;&lt;$db_name$&gt;&gt;_app&lt;&lt;$app_name$&gt;&gt;_data_admin;&quot;;IF([.B59]=&quot;read&quot;;&quot;TO user_db&lt;&lt;$db_name$&gt;&gt;_app&lt;&lt;$app_name$&gt;&gt;_data_admin, user_db&lt;&lt;$db_name$&gt;&gt;_app&lt;&lt;$app_name$&gt;&gt;_data_reader;&quot;;IF([.B59]=&quot;public&quot;;&quot;TO PUBLIC;&quot;;&quot;error;&quot;))))" office:value-type="string" office:string-value="GRANT EXECUTE ON FUNCTION fp_foldr(par_arr anyarray, par_fun varchar, par_accum_initfun varchar, par_stoponnull_dowe boolean) TO PUBLIC;">
            <text:p>GRANT EXECUTE ON FUNCTION fp_foldr(par_arr anyarray, par_fun varchar, par_accum_initfun varchar, par_stoponnull_dowe boolean) TO PUBLIC;</text:p>
          </table:table-cell>
          <table:table-cell/>
          <table:table-cell table:formula="of:=IF(OR(LEFT([.D59];3)=&quot;-- &quot;;[.D59]=&quot;&quot;);IF([.D59]=&quot;&quot;;&quot;&quot;;[.D59]);&quot;DROP FUNCTION IF EXISTS &quot; &amp; [.D59] &amp; &quot;;&quot;)" office:value-type="string" office:string-value="DROP FUNCTION IF EXISTS fp_foldr(par_arr anyarray, par_fun varchar, par_accum_initfun varchar, par_stoponnull_dowe boolean);">
            <text:p>DROP FUNCTION IF EXISTS fp_foldr(par_arr anyarray, par_fun varchar, par_accum_initfun varchar, par_stoponnull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foldl(par_accum_initfun varchar, par_fun varchar, par_arr anyarray, par_stoponnull_dowe boolean)</text:p>
          </table:table-cell>
          <table:table-cell/>
          <table:table-cell table:formula="of:=IF(OR(LEFT([.D60];3)=&quot;-- &quot;;[.D60]=&quot;&quot;);IF([.D60]=&quot;&quot;;&quot;&quot;;[.D60]);&quot;GRANT EXECUTE ON FUNCTION &quot; &amp; [.D60] &amp; &quot; &quot; &amp; IF([.B60]=&quot;admin&quot;;&quot; TO user_db&lt;&lt;$db_name$&gt;&gt;_app&lt;&lt;$app_name$&gt;&gt;_data_admin;&quot;;IF([.B60]=&quot;read&quot;;&quot;TO user_db&lt;&lt;$db_name$&gt;&gt;_app&lt;&lt;$app_name$&gt;&gt;_data_admin, user_db&lt;&lt;$db_name$&gt;&gt;_app&lt;&lt;$app_name$&gt;&gt;_data_reader;&quot;;IF([.B60]=&quot;public&quot;;&quot;TO PUBLIC;&quot;;&quot;error;&quot;))))" office:value-type="string" office:string-value="GRANT EXECUTE ON FUNCTION fp_foldl(par_accum_initfun varchar, par_fun varchar, par_arr anyarray, par_stoponnull_dowe boolean) TO PUBLIC;">
            <text:p>GRANT EXECUTE ON FUNCTION fp_foldl(par_accum_initfun varchar, par_fun varchar, par_arr anyarray, par_stoponnull_dowe boolean) TO PUBLIC;</text:p>
          </table:table-cell>
          <table:table-cell/>
          <table:table-cell table:formula="of:=IF(OR(LEFT([.D60];3)=&quot;-- &quot;;[.D60]=&quot;&quot;);IF([.D60]=&quot;&quot;;&quot;&quot;;[.D60]);&quot;DROP FUNCTION IF EXISTS &quot; &amp; [.D60] &amp; &quot;;&quot;)" office:value-type="string" office:string-value="DROP FUNCTION IF EXISTS fp_foldl(par_accum_initfun varchar, par_fun varchar, par_arr anyarray, par_stoponnull_dowe boolean);">
            <text:p>DROP FUNCTION IF EXISTS fp_foldl(par_accum_initfun varchar, par_fun varchar, par_arr anyarray, par_stoponnull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map(par_arr anyarray, par_fun varchar, par_keepnulls_dowe boolean)</text:p>
          </table:table-cell>
          <table:table-cell/>
          <table:table-cell table:formula="of:=IF(OR(LEFT([.D61];3)=&quot;-- &quot;;[.D61]=&quot;&quot;);IF([.D61]=&quot;&quot;;&quot;&quot;;[.D61]);&quot;GRANT EXECUTE ON FUNCTION &quot; &amp; [.D61] &amp; &quot; &quot; &amp; IF([.B61]=&quot;admin&quot;;&quot; TO user_db&lt;&lt;$db_name$&gt;&gt;_app&lt;&lt;$app_name$&gt;&gt;_data_admin;&quot;;IF([.B61]=&quot;read&quot;;&quot;TO user_db&lt;&lt;$db_name$&gt;&gt;_app&lt;&lt;$app_name$&gt;&gt;_data_admin, user_db&lt;&lt;$db_name$&gt;&gt;_app&lt;&lt;$app_name$&gt;&gt;_data_reader;&quot;;IF([.B61]=&quot;public&quot;;&quot;TO PUBLIC;&quot;;&quot;error;&quot;))))" office:value-type="string" office:string-value="GRANT EXECUTE ON FUNCTION fp_map(par_arr anyarray, par_fun varchar, par_keepnulls_dowe boolean) TO PUBLIC;">
            <text:p>GRANT EXECUTE ON FUNCTION fp_map(par_arr anyarray, par_fun varchar, par_keepnulls_dowe boolean) TO PUBLIC;</text:p>
          </table:table-cell>
          <table:table-cell/>
          <table:table-cell table:formula="of:=IF(OR(LEFT([.D61];3)=&quot;-- &quot;;[.D61]=&quot;&quot;);IF([.D61]=&quot;&quot;;&quot;&quot;;[.D61]);&quot;DROP FUNCTION IF EXISTS &quot; &amp; [.D61] &amp; &quot;;&quot;)" office:value-type="string" office:string-value="DROP FUNCTION IF EXISTS fp_map(par_arr anyarray, par_fun varchar, par_keepnulls_dowe boolean);">
            <text:p>DROP FUNCTION IF EXISTS fp_map(par_arr anyarray, par_fun varchar, par_keepnulls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monoid_foldr(par_arr anyarray, par_fun varchar, par_accum anyelement, par_stoponnull_dowe boolean)</text:p>
          </table:table-cell>
          <table:table-cell/>
          <table:table-cell table:formula="of:=IF(OR(LEFT([.D62];3)=&quot;-- &quot;;[.D62]=&quot;&quot;);IF([.D62]=&quot;&quot;;&quot;&quot;;[.D62]);&quot;GRANT EXECUTE ON FUNCTION &quot; &amp; [.D62] &amp; &quot; &quot; &amp; IF([.B62]=&quot;admin&quot;;&quot; TO user_db&lt;&lt;$db_name$&gt;&gt;_app&lt;&lt;$app_name$&gt;&gt;_data_admin;&quot;;IF([.B62]=&quot;read&quot;;&quot;TO user_db&lt;&lt;$db_name$&gt;&gt;_app&lt;&lt;$app_name$&gt;&gt;_data_admin, user_db&lt;&lt;$db_name$&gt;&gt;_app&lt;&lt;$app_name$&gt;&gt;_data_reader;&quot;;IF([.B62]=&quot;public&quot;;&quot;TO PUBLIC;&quot;;&quot;error;&quot;))))" office:value-type="string" office:string-value="GRANT EXECUTE ON FUNCTION fp_monoid_foldr(par_arr anyarray, par_fun varchar, par_accum anyelement, par_stoponnull_dowe boolean) TO PUBLIC;">
            <text:p>GRANT EXECUTE ON FUNCTION fp_monoid_foldr(par_arr anyarray, par_fun varchar, par_accum anyelement, par_stoponnull_dowe boolean) TO PUBLIC;</text:p>
          </table:table-cell>
          <table:table-cell/>
          <table:table-cell table:formula="of:=IF(OR(LEFT([.D62];3)=&quot;-- &quot;;[.D62]=&quot;&quot;);IF([.D62]=&quot;&quot;;&quot;&quot;;[.D62]);&quot;DROP FUNCTION IF EXISTS &quot; &amp; [.D62] &amp; &quot;;&quot;)" office:value-type="string" office:string-value="DROP FUNCTION IF EXISTS fp_monoid_foldr(par_arr anyarray, par_fun varchar, par_accum anyelement, par_stoponnull_dowe boolean);">
            <text:p>DROP FUNCTION IF EXISTS fp_monoid_foldr(par_arr anyarray, par_fun varchar, par_accum anyelement, par_stoponnull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monoid_foldl(par_accum anyelement, par_fun varchar, par_arr anyarray, par_stoponnull_dowe boolean)</text:p>
          </table:table-cell>
          <table:table-cell/>
          <table:table-cell table:formula="of:=IF(OR(LEFT([.D63];3)=&quot;-- &quot;;[.D63]=&quot;&quot;);IF([.D63]=&quot;&quot;;&quot;&quot;;[.D63]);&quot;GRANT EXECUTE ON FUNCTION &quot; &amp; [.D63] &amp; &quot; &quot; &amp; IF([.B63]=&quot;admin&quot;;&quot; TO user_db&lt;&lt;$db_name$&gt;&gt;_app&lt;&lt;$app_name$&gt;&gt;_data_admin;&quot;;IF([.B63]=&quot;read&quot;;&quot;TO user_db&lt;&lt;$db_name$&gt;&gt;_app&lt;&lt;$app_name$&gt;&gt;_data_admin, user_db&lt;&lt;$db_name$&gt;&gt;_app&lt;&lt;$app_name$&gt;&gt;_data_reader;&quot;;IF([.B63]=&quot;public&quot;;&quot;TO PUBLIC;&quot;;&quot;error;&quot;))))" office:value-type="string" office:string-value="GRANT EXECUTE ON FUNCTION fp_monoid_foldl(par_accum anyelement, par_fun varchar, par_arr anyarray, par_stoponnull_dowe boolean) TO PUBLIC;">
            <text:p>GRANT EXECUTE ON FUNCTION fp_monoid_foldl(par_accum anyelement, par_fun varchar, par_arr anyarray, par_stoponnull_dowe boolean) TO PUBLIC;</text:p>
          </table:table-cell>
          <table:table-cell/>
          <table:table-cell table:formula="of:=IF(OR(LEFT([.D63];3)=&quot;-- &quot;;[.D63]=&quot;&quot;);IF([.D63]=&quot;&quot;;&quot;&quot;;[.D63]);&quot;DROP FUNCTION IF EXISTS &quot; &amp; [.D63] &amp; &quot;;&quot;)" office:value-type="string" office:string-value="DROP FUNCTION IF EXISTS fp_monoid_foldl(par_accum anyelement, par_fun varchar, par_arr anyarray, par_stoponnull_dowe boolean);">
            <text:p>DROP FUNCTION IF EXISTS fp_monoid_foldl(par_accum anyelement, par_fun varchar, par_arr anyarray, par_stoponnull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monoid_map_s(par_arr anyarray, par_fun varchar, par_keepnulls_dowe boolean)</text:p>
          </table:table-cell>
          <table:table-cell/>
          <table:table-cell table:formula="of:=IF(OR(LEFT([.D64];3)=&quot;-- &quot;;[.D64]=&quot;&quot;);IF([.D64]=&quot;&quot;;&quot;&quot;;[.D64]);&quot;GRANT EXECUTE ON FUNCTION &quot; &amp; [.D64] &amp; &quot; &quot; &amp; IF([.B64]=&quot;admin&quot;;&quot; TO user_db&lt;&lt;$db_name$&gt;&gt;_app&lt;&lt;$app_name$&gt;&gt;_data_admin;&quot;;IF([.B64]=&quot;read&quot;;&quot;TO user_db&lt;&lt;$db_name$&gt;&gt;_app&lt;&lt;$app_name$&gt;&gt;_data_admin, user_db&lt;&lt;$db_name$&gt;&gt;_app&lt;&lt;$app_name$&gt;&gt;_data_reader;&quot;;IF([.B64]=&quot;public&quot;;&quot;TO PUBLIC;&quot;;&quot;error;&quot;))))" office:value-type="string" office:string-value="GRANT EXECUTE ON FUNCTION fp_monoid_map_s(par_arr anyarray, par_fun varchar, par_keepnulls_dowe boolean) TO PUBLIC;">
            <text:p>GRANT EXECUTE ON FUNCTION fp_monoid_map_s(par_arr anyarray, par_fun varchar, par_keepnulls_dowe boolean) TO PUBLIC;</text:p>
          </table:table-cell>
          <table:table-cell/>
          <table:table-cell table:formula="of:=IF(OR(LEFT([.D64];3)=&quot;-- &quot;;[.D64]=&quot;&quot;);IF([.D64]=&quot;&quot;;&quot;&quot;;[.D64]);&quot;DROP FUNCTION IF EXISTS &quot; &amp; [.D64] &amp; &quot;;&quot;)" office:value-type="string" office:string-value="DROP FUNCTION IF EXISTS fp_monoid_map_s(par_arr anyarray, par_fun varchar, par_keepnulls_dowe boolean);">
            <text:p>DROP FUNCTION IF EXISTS fp_monoid_map_s(par_arr anyarray, par_fun varchar, par_keepnulls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p_monoid_map_a(par_arr anyarray, par_fun varchar, par_keepnulls_dowe boolean)</text:p>
          </table:table-cell>
          <table:table-cell/>
          <table:table-cell table:formula="of:=IF(OR(LEFT([.D65];3)=&quot;-- &quot;;[.D65]=&quot;&quot;);IF([.D65]=&quot;&quot;;&quot;&quot;;[.D65]);&quot;GRANT EXECUTE ON FUNCTION &quot; &amp; [.D65] &amp; &quot; &quot; &amp; IF([.B65]=&quot;admin&quot;;&quot; TO user_db&lt;&lt;$db_name$&gt;&gt;_app&lt;&lt;$app_name$&gt;&gt;_data_admin;&quot;;IF([.B65]=&quot;read&quot;;&quot;TO user_db&lt;&lt;$db_name$&gt;&gt;_app&lt;&lt;$app_name$&gt;&gt;_data_admin, user_db&lt;&lt;$db_name$&gt;&gt;_app&lt;&lt;$app_name$&gt;&gt;_data_reader;&quot;;IF([.B65]=&quot;public&quot;;&quot;TO PUBLIC;&quot;;&quot;error;&quot;))))" office:value-type="string" office:string-value="GRANT EXECUTE ON FUNCTION fp_monoid_map_a(par_arr anyarray, par_fun varchar, par_keepnulls_dowe boolean) TO PUBLIC;">
            <text:p>GRANT EXECUTE ON FUNCTION fp_monoid_map_a(par_arr anyarray, par_fun varchar, par_keepnulls_dowe boolean) TO PUBLIC;</text:p>
          </table:table-cell>
          <table:table-cell/>
          <table:table-cell table:formula="of:=IF(OR(LEFT([.D65];3)=&quot;-- &quot;;[.D65]=&quot;&quot;);IF([.D65]=&quot;&quot;;&quot;&quot;;[.D65]);&quot;DROP FUNCTION IF EXISTS &quot; &amp; [.D65] &amp; &quot;;&quot;)" office:value-type="string" office:string-value="DROP FUNCTION IF EXISTS fp_monoid_map_a(par_arr anyarray, par_fun varchar, par_keepnulls_dowe boolean);">
            <text:p>DROP FUNCTION IF EXISTS fp_monoid_map_a(par_arr anyarray, par_fun varchar, par_keepnulls_dowe boolean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explode_array_wi(anyarray)</text:p>
          </table:table-cell>
          <table:table-cell/>
          <table:table-cell table:formula="of:=IF(OR(LEFT([.D66];3)=&quot;-- &quot;;[.D66]=&quot;&quot;);IF([.D66]=&quot;&quot;;&quot;&quot;;[.D66]);&quot;GRANT EXECUTE ON FUNCTION &quot; &amp; [.D66] &amp; &quot; &quot; &amp; IF([.B66]=&quot;admin&quot;;&quot; TO user_db&lt;&lt;$db_name$&gt;&gt;_app&lt;&lt;$app_name$&gt;&gt;_data_admin;&quot;;IF([.B66]=&quot;read&quot;;&quot;TO user_db&lt;&lt;$db_name$&gt;&gt;_app&lt;&lt;$app_name$&gt;&gt;_data_admin, user_db&lt;&lt;$db_name$&gt;&gt;_app&lt;&lt;$app_name$&gt;&gt;_data_reader;&quot;;IF([.B66]=&quot;public&quot;;&quot;TO PUBLIC;&quot;;&quot;error;&quot;))))" office:value-type="string" office:string-value="GRANT EXECUTE ON FUNCTION explode_array_wi(anyarray) TO PUBLIC;">
            <text:p>GRANT EXECUTE ON FUNCTION explode_array_wi(anyarray) TO PUBLIC;</text:p>
          </table:table-cell>
          <table:table-cell/>
          <table:table-cell table:formula="of:=IF(OR(LEFT([.D66];3)=&quot;-- &quot;;[.D66]=&quot;&quot;);IF([.D66]=&quot;&quot;;&quot;&quot;;[.D66]);&quot;DROP FUNCTION IF EXISTS &quot; &amp; [.D66] &amp; &quot;;&quot;)" office:value-type="string" office:string-value="DROP FUNCTION IF EXISTS explode_array_wi(anyarray);">
            <text:p>DROP FUNCTION IF EXISTS explode_array_wi(anyarray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first_in_list_to_satisfy(par_arr anyarray, par_crit varchar)</text:p>
          </table:table-cell>
          <table:table-cell/>
          <table:table-cell table:formula="of:=IF(OR(LEFT([.D67];3)=&quot;-- &quot;;[.D67]=&quot;&quot;);IF([.D67]=&quot;&quot;;&quot;&quot;;[.D67]);&quot;GRANT EXECUTE ON FUNCTION &quot; &amp; [.D67] &amp; &quot; &quot; &amp; IF([.B67]=&quot;admin&quot;;&quot; TO user_db&lt;&lt;$db_name$&gt;&gt;_app&lt;&lt;$app_name$&gt;&gt;_data_admin;&quot;;IF([.B67]=&quot;read&quot;;&quot;TO user_db&lt;&lt;$db_name$&gt;&gt;_app&lt;&lt;$app_name$&gt;&gt;_data_admin, user_db&lt;&lt;$db_name$&gt;&gt;_app&lt;&lt;$app_name$&gt;&gt;_data_reader;&quot;;IF([.B67]=&quot;public&quot;;&quot;TO PUBLIC;&quot;;&quot;error;&quot;))))" office:value-type="string" office:string-value="GRANT EXECUTE ON FUNCTION first_in_list_to_satisfy(par_arr anyarray, par_crit varchar) TO PUBLIC;">
            <text:p>GRANT EXECUTE ON FUNCTION first_in_list_to_satisfy(par_arr anyarray, par_crit varchar) TO PUBLIC;</text:p>
          </table:table-cell>
          <table:table-cell/>
          <table:table-cell table:formula="of:=IF(OR(LEFT([.D67];3)=&quot;-- &quot;;[.D67]=&quot;&quot;);IF([.D67]=&quot;&quot;;&quot;&quot;;[.D67]);&quot;DROP FUNCTION IF EXISTS &quot; &amp; [.D67] &amp; &quot;;&quot;)" office:value-type="string" office:string-value="DROP FUNCTION IF EXISTS first_in_list_to_satisfy(par_arr anyarray, par_crit varchar);">
            <text:p>DROP FUNCTION IF EXISTS first_in_list_to_satisfy(par_arr anyarray, par_crit varchar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idx_in_list(par_arr anyarray, par_elem anyelement)</text:p>
          </table:table-cell>
          <table:table-cell/>
          <table:table-cell table:formula="of:=IF(OR(LEFT([.D68];3)=&quot;-- &quot;;[.D68]=&quot;&quot;);IF([.D68]=&quot;&quot;;&quot;&quot;;[.D68]);&quot;GRANT EXECUTE ON FUNCTION &quot; &amp; [.D68] &amp; &quot; &quot; &amp; IF([.B68]=&quot;admin&quot;;&quot; TO user_db&lt;&lt;$db_name$&gt;&gt;_app&lt;&lt;$app_name$&gt;&gt;_data_admin;&quot;;IF([.B68]=&quot;read&quot;;&quot;TO user_db&lt;&lt;$db_name$&gt;&gt;_app&lt;&lt;$app_name$&gt;&gt;_data_admin, user_db&lt;&lt;$db_name$&gt;&gt;_app&lt;&lt;$app_name$&gt;&gt;_data_reader;&quot;;IF([.B68]=&quot;public&quot;;&quot;TO PUBLIC;&quot;;&quot;error;&quot;))))" office:value-type="string" office:string-value="GRANT EXECUTE ON FUNCTION idx_in_list(par_arr anyarray, par_elem anyelement) TO PUBLIC;">
            <text:p>GRANT EXECUTE ON FUNCTION idx_in_list(par_arr anyarray, par_elem anyelement) TO PUBLIC;</text:p>
          </table:table-cell>
          <table:table-cell/>
          <table:table-cell table:formula="of:=IF(OR(LEFT([.D68];3)=&quot;-- &quot;;[.D68]=&quot;&quot;);IF([.D68]=&quot;&quot;;&quot;&quot;;[.D68]);&quot;DROP FUNCTION IF EXISTS &quot; &amp; [.D68] &amp; &quot;;&quot;)" office:value-type="string" office:string-value="DROP FUNCTION IF EXISTS idx_in_list(par_arr anyarray, par_elem anyelement);">
            <text:p>DROP FUNCTION IF EXISTS idx_in_list(par_arr anyarray, par_elem anyelement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69];3)=&quot;-- &quot;;[.D69]=&quot;&quot;);IF([.D69]=&quot;&quot;;&quot;&quot;;[.D69]);&quot;GRANT EXECUTE ON FUNCTION &quot; &amp; [.D69] &amp; &quot; &quot; &amp; IF([.B69]=&quot;admin&quot;;&quot; TO user_db&lt;&lt;$db_name$&gt;&gt;_app&lt;&lt;$app_name$&gt;&gt;_data_admin;&quot;;IF([.B69]=&quot;read&quot;;&quot;TO user_db&lt;&lt;$db_name$&gt;&gt;_app&lt;&lt;$app_name$&gt;&gt;_data_admin, user_db&lt;&lt;$db_name$&gt;&gt;_app&lt;&lt;$app_name$&gt;&gt;_data_reader;&quot;;IF([.B69]=&quot;public&quot;;&quot;TO PUBLIC;&quot;;&quot;error;&quot;))))">
            <text:p/>
          </table:table-cell>
          <table:table-cell/>
          <table:table-cell table:formula="of:=IF(OR(LEFT([.D69];3)=&quot;-- &quot;;[.D69]=&quot;&quot;);IF([.D69]=&quot;&quot;;&quot;&quot;;[.D69]);&quot;DROP FUNCTION IF EXISTS &quot; &amp; [.D69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70];3)=&quot;-- &quot;;[.D70]=&quot;&quot;);IF([.D70]=&quot;&quot;;&quot;&quot;;[.D70]);&quot;GRANT EXECUTE ON FUNCTION &quot; &amp; [.D70] &amp; &quot; &quot; &amp; IF([.B70]=&quot;admin&quot;;&quot; TO user_db&lt;&lt;$db_name$&gt;&gt;_app&lt;&lt;$app_name$&gt;&gt;_data_admin;&quot;;IF([.B70]=&quot;read&quot;;&quot;TO user_db&lt;&lt;$db_name$&gt;&gt;_app&lt;&lt;$app_name$&gt;&gt;_data_admin, user_db&lt;&lt;$db_name$&gt;&gt;_app&lt;&lt;$app_name$&gt;&gt;_data_reader;&quot;;IF([.B70]=&quot;public&quot;;&quot;TO PUBLIC;&quot;;&quot;error;&quot;))))">
            <text:p/>
          </table:table-cell>
          <table:table-cell/>
          <table:table-cell table:formula="of:=IF(OR(LEFT([.D70];3)=&quot;-- &quot;;[.D70]=&quot;&quot;);IF([.D70]=&quot;&quot;;&quot;&quot;;[.D70]);&quot;DROP FUNCTION IF EXISTS &quot; &amp; [.D70] &amp; &quot;;&quot;)">
            <text:p/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table:style-name="ce4" office:value-type="string">
            <text:p>-- Taken from "PostgreSQL SQL Tricks" (http://www.postgres.cz/index.php/PostgreSQL_SQL_Tricks)</text:p>
          </table:table-cell>
          <table:table-cell/>
          <table:table-cell table:formula="of:=IF(OR(LEFT([.D71];3)=&quot;-- &quot;;[.D71]=&quot;&quot;);IF([.D71]=&quot;&quot;;&quot;&quot;;[.D71]);&quot;GRANT EXECUTE ON FUNCTION &quot; &amp; [.D71] &amp; &quot; &quot; &amp; IF([.B71]=&quot;admin&quot;;&quot; TO user_db&lt;&lt;$db_name$&gt;&gt;_app&lt;&lt;$app_name$&gt;&gt;_data_admin;&quot;;IF([.B71]=&quot;read&quot;;&quot;TO user_db&lt;&lt;$db_name$&gt;&gt;_app&lt;&lt;$app_name$&gt;&gt;_data_admin, user_db&lt;&lt;$db_name$&gt;&gt;_app&lt;&lt;$app_name$&gt;&gt;_data_reader;&quot;;IF([.B71]=&quot;public&quot;;&quot;TO PUBLIC;&quot;;&quot;error;&quot;))))" office:value-type="string" office:string-value="-- Taken from &quot;PostgreSQL SQL Tricks&quot; (http://www.postgres.cz/index.php/PostgreSQL_SQL_Tricks)">
            <text:p>-- Taken from "PostgreSQL SQL Tricks" (http://www.postgres.cz/index.php/PostgreSQL_SQL_Tricks)</text:p>
          </table:table-cell>
          <table:table-cell/>
          <table:table-cell table:formula="of:=IF(OR(LEFT([.D71];3)=&quot;-- &quot;;[.D71]=&quot;&quot;);IF([.D71]=&quot;&quot;;&quot;&quot;;[.D71]);&quot;DROP FUNCTION IF EXISTS &quot; &amp; [.D71] &amp; &quot;;&quot;)" office:value-type="string" office:string-value="-- Taken from &quot;PostgreSQL SQL Tricks&quot; (http://www.postgres.cz/index.php/PostgreSQL_SQL_Tricks)">
            <text:p>-- Taken from "PostgreSQL SQL Tricks" (http://www.postgres.cz/index.php/PostgreSQL_SQL_Tricks)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/>
          <table:table-cell/>
          <table:table-cell table:formula="of:=IF(OR(LEFT([.D72];3)=&quot;-- &quot;;[.D72]=&quot;&quot;);IF([.D72]=&quot;&quot;;&quot;&quot;;[.D72]);&quot;GRANT EXECUTE ON FUNCTION &quot; &amp; [.D72] &amp; &quot; &quot; &amp; IF([.B72]=&quot;admin&quot;;&quot; TO user_db&lt;&lt;$db_name$&gt;&gt;_app&lt;&lt;$app_name$&gt;&gt;_data_admin;&quot;;IF([.B72]=&quot;read&quot;;&quot;TO user_db&lt;&lt;$db_name$&gt;&gt;_app&lt;&lt;$app_name$&gt;&gt;_data_admin, user_db&lt;&lt;$db_name$&gt;&gt;_app&lt;&lt;$app_name$&gt;&gt;_data_reader;&quot;;IF([.B72]=&quot;public&quot;;&quot;TO PUBLIC;&quot;;&quot;error;&quot;))))">
            <text:p/>
          </table:table-cell>
          <table:table-cell/>
          <table:table-cell table:formula="of:=IF(OR(LEFT([.D72];3)=&quot;-- &quot;;[.D72]=&quot;&quot;);IF([.D72]=&quot;&quot;;&quot;&quot;;[.D72]);&quot;DROP FUNCTION IF EXISTS &quot; &amp; [.D72] &amp; &quot;;&quot;)">
            <text:p/>
          </table:table-cell>
        </table:table-row>
        <table:table-row table:style-name="ro3">
          <table:table-cell/>
          <table:table-cell office:value-type="string">
            <text:p>public</text:p>
          </table:table-cell>
          <table:table-cell/>
          <table:table-cell office:value-type="string">
            <text:p>defaults(</text:p>
            <text:p><text:s text:c="8"/>table_name regclass</text:p>
            <text:p><text:s text:c="6"/>, OUT attname name</text:p>
            <text:p><text:s text:c="6"/>, OUT type varchar</text:p>
            <text:p><text:s text:c="6"/>, OUT default_val varchar</text:p>
            <text:p><text:s text:c="6"/>)</text:p>
          </table:table-cell>
          <table:table-cell/>
          <table:table-cell table:formula="of:=IF(OR(LEFT([.D73];3)=&quot;-- &quot;;[.D73]=&quot;&quot;);IF([.D73]=&quot;&quot;;&quot;&quot;;[.D73]);&quot;GRANT EXECUTE ON FUNCTION &quot; &amp; [.D73] &amp; &quot; &quot; &amp; IF([.B73]=&quot;admin&quot;;&quot; TO user_db&lt;&lt;$db_name$&gt;&gt;_app&lt;&lt;$app_name$&gt;&gt;_data_admin;&quot;;IF([.B73]=&quot;read&quot;;&quot;TO user_db&lt;&lt;$db_name$&gt;&gt;_app&lt;&lt;$app_name$&gt;&gt;_data_admin, user_db&lt;&lt;$db_name$&gt;&gt;_app&lt;&lt;$app_name$&gt;&gt;_data_reader;&quot;;IF([.B73]=&quot;public&quot;;&quot;TO PUBLIC;&quot;;&quot;error;&quot;))))" office:value-type="string" office:string-value="GRANT EXECUTE ON FUNCTION defaults(&#10;        table_name regclass&#10;      , OUT attname name&#10;      , OUT type varchar&#10;      , OUT default_val varchar&#10;      ) TO PUBLIC;">
            <text:p>GRANT EXECUTE ON FUNCTION defaults(</text:p>
            <text:p><text:s text:c="8"/>table_name regclass</text:p>
            <text:p><text:s text:c="6"/>, OUT attname name</text:p>
            <text:p><text:s text:c="6"/>, OUT type varchar</text:p>
            <text:p><text:s text:c="6"/>, OUT default_val varchar</text:p>
            <text:p><text:s text:c="6"/>) TO PUBLIC;</text:p>
          </table:table-cell>
          <table:table-cell/>
          <table:table-cell table:formula="of:=IF(OR(LEFT([.D73];3)=&quot;-- &quot;;[.D73]=&quot;&quot;);IF([.D73]=&quot;&quot;;&quot;&quot;;[.D73]);&quot;DROP FUNCTION IF EXISTS &quot; &amp; [.D73] &amp; &quot;;&quot;)" office:value-type="string" office:string-value="DROP FUNCTION IF EXISTS defaults(&#10;        table_name regclass&#10;      , OUT attname name&#10;      , OUT type varchar&#10;      , OUT default_val varchar&#10;      );">
            <text:p>DROP FUNCTION IF EXISTS defaults(</text:p>
            <text:p><text:s text:c="8"/>table_name regclass</text:p>
            <text:p><text:s text:c="6"/>, OUT attname name</text:p>
            <text:p><text:s text:c="6"/>, OUT type varchar</text:p>
            <text:p><text:s text:c="6"/>, OUT default_val varchar</text:p>
            <text:p><text:s text:c="6"/>)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sort(anyarray) </text:p>
          </table:table-cell>
          <table:table-cell/>
          <table:table-cell table:formula="of:=IF(OR(LEFT([.D74];3)=&quot;-- &quot;;[.D74]=&quot;&quot;);IF([.D74]=&quot;&quot;;&quot;&quot;;[.D74]);&quot;GRANT EXECUTE ON FUNCTION &quot; &amp; [.D74] &amp; &quot; &quot; &amp; IF([.B74]=&quot;admin&quot;;&quot; TO user_db&lt;&lt;$db_name$&gt;&gt;_app&lt;&lt;$app_name$&gt;&gt;_data_admin;&quot;;IF([.B74]=&quot;read&quot;;&quot;TO user_db&lt;&lt;$db_name$&gt;&gt;_app&lt;&lt;$app_name$&gt;&gt;_data_admin, user_db&lt;&lt;$db_name$&gt;&gt;_app&lt;&lt;$app_name$&gt;&gt;_data_reader;&quot;;IF([.B74]=&quot;public&quot;;&quot;TO PUBLIC;&quot;;&quot;error;&quot;))))" office:value-type="string" office:string-value="GRANT EXECUTE ON FUNCTION sort(anyarray)  TO PUBLIC;">
            <text:p>GRANT EXECUTE ON FUNCTION sort(anyarray) <text:s/>TO PUBLIC;</text:p>
          </table:table-cell>
          <table:table-cell/>
          <table:table-cell table:formula="of:=IF(OR(LEFT([.D74];3)=&quot;-- &quot;;[.D74]=&quot;&quot;);IF([.D74]=&quot;&quot;;&quot;&quot;;[.D74]);&quot;DROP FUNCTION IF EXISTS &quot; &amp; [.D74] &amp; &quot;;&quot;)" office:value-type="string" office:string-value="DROP FUNCTION IF EXISTS sort(anyarray) ;">
            <text:p>DROP FUNCTION IF EXISTS sort(anyarray) 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eval_t(varchar) </text:p>
          </table:table-cell>
          <table:table-cell/>
          <table:table-cell table:formula="of:=IF(OR(LEFT([.D75];3)=&quot;-- &quot;;[.D75]=&quot;&quot;);IF([.D75]=&quot;&quot;;&quot;&quot;;[.D75]);&quot;GRANT EXECUTE ON FUNCTION &quot; &amp; [.D75] &amp; &quot; &quot; &amp; IF([.B75]=&quot;admin&quot;;&quot; TO user_db&lt;&lt;$db_name$&gt;&gt;_app&lt;&lt;$app_name$&gt;&gt;_data_admin;&quot;;IF([.B75]=&quot;read&quot;;&quot;TO user_db&lt;&lt;$db_name$&gt;&gt;_app&lt;&lt;$app_name$&gt;&gt;_data_admin, user_db&lt;&lt;$db_name$&gt;&gt;_app&lt;&lt;$app_name$&gt;&gt;_data_reader;&quot;;IF([.B75]=&quot;public&quot;;&quot;TO PUBLIC;&quot;;&quot;error;&quot;))))" office:value-type="string" office:string-value="GRANT EXECUTE ON FUNCTION eval_t(varchar)  TO PUBLIC;">
            <text:p>GRANT EXECUTE ON FUNCTION eval_t(varchar) <text:s/>TO PUBLIC;</text:p>
          </table:table-cell>
          <table:table-cell/>
          <table:table-cell table:formula="of:=IF(OR(LEFT([.D75];3)=&quot;-- &quot;;[.D75]=&quot;&quot;);IF([.D75]=&quot;&quot;;&quot;&quot;;[.D75]);&quot;DROP FUNCTION IF EXISTS &quot; &amp; [.D75] &amp; &quot;;&quot;)" office:value-type="string" office:string-value="DROP FUNCTION IF EXISTS eval_t(varchar) ;">
            <text:p>DROP FUNCTION IF EXISTS eval_t(varchar) 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eval_s(varchar) </text:p>
          </table:table-cell>
          <table:table-cell/>
          <table:table-cell table:formula="of:=IF(OR(LEFT([.D76];3)=&quot;-- &quot;;[.D76]=&quot;&quot;);IF([.D76]=&quot;&quot;;&quot;&quot;;[.D76]);&quot;GRANT EXECUTE ON FUNCTION &quot; &amp; [.D76] &amp; &quot; &quot; &amp; IF([.B76]=&quot;admin&quot;;&quot; TO user_db&lt;&lt;$db_name$&gt;&gt;_app&lt;&lt;$app_name$&gt;&gt;_data_admin;&quot;;IF([.B76]=&quot;read&quot;;&quot;TO user_db&lt;&lt;$db_name$&gt;&gt;_app&lt;&lt;$app_name$&gt;&gt;_data_admin, user_db&lt;&lt;$db_name$&gt;&gt;_app&lt;&lt;$app_name$&gt;&gt;_data_reader;&quot;;IF([.B76]=&quot;public&quot;;&quot;TO PUBLIC;&quot;;&quot;error;&quot;))))" office:value-type="string" office:string-value="GRANT EXECUTE ON FUNCTION eval_s(varchar)  TO PUBLIC;">
            <text:p>GRANT EXECUTE ON FUNCTION eval_s(varchar) <text:s/>TO PUBLIC;</text:p>
          </table:table-cell>
          <table:table-cell/>
          <table:table-cell table:formula="of:=IF(OR(LEFT([.D76];3)=&quot;-- &quot;;[.D76]=&quot;&quot;);IF([.D76]=&quot;&quot;;&quot;&quot;;[.D76]);&quot;DROP FUNCTION IF EXISTS &quot; &amp; [.D76] &amp; &quot;;&quot;)" office:value-type="string" office:string-value="DROP FUNCTION IF EXISTS eval_s(varchar) ;">
            <text:p>DROP FUNCTION IF EXISTS eval_s(varchar) ;</text:p>
          </table:table-cell>
        </table:table-row>
        <table:table-row table:style-name="ro2">
          <table:table-cell/>
          <table:table-cell office:value-type="string">
            <text:p>public</text:p>
          </table:table-cell>
          <table:table-cell/>
          <table:table-cell office:value-type="string">
            <text:p>eval_1(varchar)</text:p>
          </table:table-cell>
          <table:table-cell/>
          <table:table-cell table:formula="of:=IF(OR(LEFT([.D77];3)=&quot;-- &quot;;[.D77]=&quot;&quot;);IF([.D77]=&quot;&quot;;&quot;&quot;;[.D77]);&quot;GRANT EXECUTE ON FUNCTION &quot; &amp; [.D77] &amp; &quot; &quot; &amp; IF([.B77]=&quot;admin&quot;;&quot; TO user_db&lt;&lt;$db_name$&gt;&gt;_app&lt;&lt;$app_name$&gt;&gt;_data_admin;&quot;;IF([.B77]=&quot;read&quot;;&quot;TO user_db&lt;&lt;$db_name$&gt;&gt;_app&lt;&lt;$app_name$&gt;&gt;_data_admin, user_db&lt;&lt;$db_name$&gt;&gt;_app&lt;&lt;$app_name$&gt;&gt;_data_reader;&quot;;IF([.B77]=&quot;public&quot;;&quot;TO PUBLIC;&quot;;&quot;error;&quot;))))" office:value-type="string" office:string-value="GRANT EXECUTE ON FUNCTION eval_1(varchar) TO PUBLIC;">
            <text:p>GRANT EXECUTE ON FUNCTION eval_1(varchar) TO PUBLIC;</text:p>
          </table:table-cell>
          <table:table-cell/>
          <table:table-cell table:formula="of:=IF(OR(LEFT([.D77];3)=&quot;-- &quot;;[.D77]=&quot;&quot;);IF([.D77]=&quot;&quot;;&quot;&quot;;[.D77]);&quot;DROP FUNCTION IF EXISTS &quot; &amp; [.D77] &amp; &quot;;&quot;)" office:value-type="string" office:string-value="DROP FUNCTION IF EXISTS eval_1(varchar);">
            <text:p>DROP FUNCTION IF EXISTS eval_1(varchar);</text:p>
          </table:table-cell>
        </table:table-row>
        <table:table-row table:style-name="ro2">
          <table:table-cell/>
          <table:table-cell/>
          <table:table-cell/>
          <table:table-cell/>
          <table:table-cell/>
          <table:table-cell table:formula="of:=IF(OR(LEFT([.D78];3)=&quot;-- &quot;;[.D78]=&quot;&quot;);IF([.D78]=&quot;&quot;;&quot;&quot;;[.D78]);&quot;GRANT EXECUTE ON FUNCTION &quot; &amp; [.D78] &amp; &quot; &quot; &amp; IF([.B78]=&quot;admin&quot;;&quot; TO user_&lt;&lt;$app_name$&gt;&gt;_data_admin;&quot;;IF([.B78]=&quot;read&quot;;&quot;TO user_&lt;&lt;$app_name$&gt;&gt;_data_admin, user_&lt;&lt;$app_name$&gt;&gt;_data_reader;&quot;;IF([.B78]=&quot;public&quot;;&quot;TO PUBLIC;&quot;;&quot;error;&quot;))))">
            <text:p/>
          </table:table-cell>
          <table:table-cell/>
          <table:table-cell table:formula="of:=IF(OR(LEFT([.D78];3)=&quot;-- &quot;;[.D78]=&quot;&quot;);IF([.D78]=&quot;&quot;;&quot;&quot;;[.D78]);&quot;DROP FUNCTION IF EXISTS &quot; &amp; [.D78] &amp; &quot;;&quot;)">
            <text:p/>
          </table:table-cell>
        </table:table-row>
        <table:table-row table:style-name="ro2">
          <table:table-cell/>
          <table:table-cell/>
          <table:table-cell/>
          <table:table-cell/>
          <table:table-cell/>
          <table:table-cell table:formula="of:=IF(OR(LEFT([.D79];3)=&quot;-- &quot;;[.D79]=&quot;&quot;);IF([.D79]=&quot;&quot;;&quot;&quot;;[.D79]);&quot;GRANT EXECUTE ON FUNCTION &quot; &amp; [.D79] &amp; IF([.B79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79];3)=&quot;-- &quot;;[.D79]=&quot;&quot;);IF([.D79]=&quot;&quot;;&quot;&quot;;[.D79]);&quot;DROP FUNCTION IF EXISTS &quot; &amp; [.D79] &amp; &quot;;&quot;)">
            <text:p/>
          </table:table-cell>
        </table:table-row>
        <table:table-row table:style-name="ro2">
          <table:table-cell/>
          <table:table-cell/>
          <table:table-cell/>
          <table:table-cell/>
          <table:table-cell/>
          <table:table-cell table:formula="of:=IF(OR(LEFT([.D80];3)=&quot;-- &quot;;[.D80]=&quot;&quot;);IF([.D80]=&quot;&quot;;&quot;&quot;;[.D80]);&quot;GRANT EXECUTE ON FUNCTION &quot; &amp; [.D80] &amp; IF([.B80]=&quot;admin&quot;;&quot; TO user_&lt;&lt;$app_name$&gt;&gt;_data_admin;&quot;;&quot;TO user_&lt;&lt;$app_name$&gt;&gt;_data_admin, user_&lt;&lt;$app_name$&gt;&gt;_data_reader;&quot;))">
            <text:p/>
          </table:table-cell>
          <table:table-cell/>
          <table:table-cell table:formula="of:=IF(OR(LEFT([.D80];3)=&quot;-- &quot;;[.D80]=&quot;&quot;);IF([.D80]=&quot;&quot;;&quot;&quot;;[.D80]);&quot;DROP FUNCTION IF EXISTS &quot; &amp; [.D80] &amp; &quot;;&quot;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3:13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8-03T13:13:52.98</dc:date>
    <dc:creator>Belka </dc:creator>
    <meta:editing-duration>PT122H31M32S</meta:editing-duration>
    <meta:editing-cycles>77</meta:editing-cycles>
    <meta:generator>OpenOffice.org/3.2$Win32 OpenOffice.org_project/320m17$Build-9498</meta:generator>
    <meta:document-statistic meta:table-count="1" meta:cell-count="291" meta:object-count="0"/>
  </office:meta>
</office:document-meta>
</file>